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300000003388498A9E7AEC9379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page" style:use-optimal-row-height="true"/>
    </style:style>
    <style:style style:name="ta1" style:family="table" style:master-page-name="mp1">
      <style:table-properties table:display="true" style:writing-mode="lr-tb" table:tab-color="#ffffff"/>
    </style:style>
    <style:style style:name="ta2" style:family="table" style:master-page-name="mp2">
      <style:table-properties table:display="true" style:writing-mode="lr-tb"/>
    </style:style>
    <number:date-style style:name="N40">
      <number:year number:style="long"/>
      <number:text>年</number:text>
      <number:month/>
      <number:text>月</number:text>
      <number:day/>
      <number:text>日</number:text>
    </number:date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7" style:family="table-cell" style:parent-style-name="Default" style:data-style-name="N0"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38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10" style:family="table-cell" style:parent-style-name="Default" style:data-style-name="N0">
      <style:table-cell-properties fo:border="0.06pt solid #000000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11" style:family="table-cell" style:parent-style-name="Default" style:data-style-name="N10040">
      <style:table-cell-properties fo:border="0.06pt solid #000000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12" style:family="table-cell" style:parent-style-name="Default" style:data-style-name="N112">
      <style:table-cell-properties fo:border="0.06pt solid #000000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14" style:family="table-cell" style:parent-style-name="Default" style:data-style-name="N112"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1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1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ＭＳ Ｐゴシック" fo:font-size="8pt" style:font-name-asian="ＭＳ Ｐゴシック" style:font-size-asian="8pt" style:font-name-complex="游ゴシック" style:font-size-complex="8pt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18" style:family="table-cell" style:parent-style-name="Default" style:data-style-name="N0">
      <style:table-cell-properties fo:border="0.06pt solid #000000"/>
      <style:text-properties style:font-name="ＭＳ Ｐゴシック" fo:font-size="9pt" fo:font-weight="normal" style:font-name-asian="ＭＳ Ｐゴシック" style:font-size-asian="9pt" style:font-weight-asian="normal" style:font-name-complex="ＭＳ Ｐゴシック1" style:font-size-complex="9pt" style:font-weight-complex="normal"/>
    </style:style>
    <style:style style:name="ce26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30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31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34" style:family="table-cell" style:parent-style-name="Default" style:data-style-name="N40"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40" style:family="table-cell" style:parent-style-name="Default" style:data-style-name="N10112">
      <style:table-cell-properties fo:border-bottom="none" fo:border-left="0.06pt solid #000000" fo:border-right="none" fo:border-top="none" style:vertical-align="middle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48" style:family="table-cell" style:parent-style-name="Default" style:data-style-name="N10112">
      <style:table-cell-properties style:vertical-align="middle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66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 style:data-style-name="N0"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order="none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order="none" fo:padding="0cm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-bottom="none" fo:border-left="0.06pt solid #000000" fo:padding="0.049cm" fo:border-right="none" fo:border-top="0.06pt solid #000000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fo:border-bottom="none" fo:border-left="0.06pt solid #000000" fo:padding="0.049cm" fo:border-right="none" fo:border-top="none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fo:border-bottom="0.06pt solid #000000" fo:border-left="0.06pt solid #000000" fo:padding="0.049cm" fo:border-right="none" fo:border-top="none"/>
      <style:text-properties fo:font-size="8pt" style:font-size-asian="8pt" style:font-size-complex="8pt"/>
    </style:style>
    <style:style style:name="ce33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fo:border-bottom="none" fo:border-left="none" fo:padding="0.049cm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padding="0.049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text-align-source="fix" style:repeat-content="false" fo:padding="0.049cm"/>
      <style:paragraph-properties fo:text-align="end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order-bottom="0.06pt solid #000000" fo:border-left="none" fo:padding="0.049cm" fo:border-right="none" fo:border-top="none"/>
      <style:text-properties fo:font-size="8pt" style:font-size-asian="8pt" style:font-size-complex="8pt"/>
    </style:style>
    <style:style style:name="ce77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0">
      <style:table-cell-properties fo:border-bottom="none" fo:background-color="#f0f0f0" fo:border-left="0.06pt solid #000000" fo:border-right="none" fo:border-top="0.06pt solid #000000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bottom="none" fo:background-color="#f0f0f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  <style:text-properties fo:font-size="8pt" style:font-size-asian="8pt" style:font-size-complex="8pt"/>
    </style:style>
    <style:style style:name="ce70" style:family="table-cell" style:parent-style-name="Default"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order-bottom="none" fo:background-color="#f0f0f0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ackground-color="#f0f0f0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style:text-align-source="fix" style:repeat-content="false" fo:padding="0.049cm"/>
      <style:paragraph-properties fo:text-align="justify" fo:margin-left="0c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none" fo:background-color="#f0f0f0" fo:border-left="none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bottom="none" fo:background-color="#f0f0f0" fo:border-left="none" fo:border-right="0.06pt solid #000000" fo:border-top="none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bottom="none" fo:background-color="#ffffff" fo:border-left="none" fo:border-right="0.06pt solid #000000" fo:border-top="none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  <style:text-properties fo:color="#ffffff" fo:font-size="6pt" style:font-size-asian="6pt" style:font-size-complex="6pt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  <style:text-properties fo:color="#ffffff"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2" style:family="table-cell" style:parent-style-name="Default" style:data-style-name="N112">
      <style:table-cell-properties fo:border="0.06pt solid #000000"/>
      <style:text-properties fo:font-size="8pt" style:font-size-asian="8pt" style:font-size-complex="8pt"/>
    </style:style>
    <style:style style:name="ce141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fo:border-bottom="none" fo:border-left="none" fo:padding="0.049cm" fo:border-right="0.06pt solid #000000" fo:border-top="0.06pt solid #000000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fo:border-bottom="none" fo:border-left="none" fo:padding="0.049cm" fo:border-right="0.06pt solid #000000" fo:border-top="none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0.06pt solid #000000" fo:border-left="none" fo:padding="0.049cm" fo:border-right="0.06pt solid #000000" fo:border-top="none"/>
      <style:text-properties fo:font-size="8pt" style:font-size-asian="8pt" style:font-size-complex="8pt"/>
    </style:style>
    <style:style style:name="gr1" style:family="graphic">
      <style:graphic-properties style:writing-mode="lr-tb" loext:decorative="false"/>
      <style:paragraph-properties style:writing-mode="lr-tb"/>
    </style:style>
    <style:style style:name="gr2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56cm" fo:min-width="0.809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3" style:family="graphic">
      <style:graphic-properties loext:decorative="false"/>
    </style:style>
    <style:style style:name="gr4" style:family="graphic" style:parent-style-name="Default">
      <style:graphic-properties draw:stroke="none" draw:fill="none" draw:textarea-horizontal-align="left" draw:textarea-vertical-align="middle" draw:auto-grow-height="false" draw:auto-grow-width="false" fo:padding-top="0cm" fo:padding-bottom="0cm" fo:padding-left="0.1cm" fo:padding-right="0.1cm" fo:wrap-option="wrap" loext:decorative="false"/>
      <style:paragraph-properties style:writing-mode="lr-tb" style:font-independent-line-spacing="false"/>
    </style:style>
    <style:style style:name="gr5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53cm" fo:min-width="2.166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6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53cm" fo:min-width="1.917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7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56cm" fo:min-width="1.016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8" style:family="graphic" style:parent-style-name="Default">
      <style:graphic-properties draw:stroke="none" draw:fill="none" draw:textarea-horizontal-align="left" draw:textarea-vertical-align="middle" draw:auto-grow-height="false" draw:auto-grow-width="false" fo:padding-top="0cm" fo:padding-bottom="0cm" fo:padding-left="0.1cm" fo:padding-right="0.1cm" fo:wrap-option="wrap" loext:decorative="false"/>
      <style:paragraph-properties style:writing-mode="lr-tb" fo:text-align="end" style:font-independent-line-spacing="false"/>
    </style:style>
    <style:style style:name="gr9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56cm" fo:min-width="0.535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10" style:family="graphic" style:parent-style-name="Default">
      <style:graphic-properties draw:stroke="none" draw:fill="none" style:mirror="none" loext:decorative="false"/>
    </style:style>
    <style:style style:name="gr11" style:family="graphic" style:parent-style-name="Default">
      <style:graphic-properties draw:stroke="solid" svg:stroke-width="0.026cm" svg:stroke-color="#7f7f7f" svg:stroke-opacity="100%" draw:stroke-linejoin="miter" svg:stroke-linecap="butt" draw:fill="solid" draw:fill-color="#ffffff" draw:opacity="100%" draw:textarea-horizontal-align="left" draw:textarea-vertical-align="bottom" draw:auto-grow-height="false" draw:auto-grow-width="false" fo:min-height="0.27cm" fo:min-width="0.15cm" fo:padding-top="0cm" fo:padding-bottom="0cm" fo:padding-left="0.05cm" fo:padding-right="0.1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12" style:family="graphic" style:parent-style-name="Default">
      <style:graphic-properties draw:stroke="solid" svg:stroke-width="0.009cm" svg:stroke-color="#ff5050" svg:stroke-opacity="100%" draw:stroke-linejoin="miter" svg:stroke-linecap="butt" draw:fill="solid" draw:fill-color="#fffaeb" draw:opacity="100%" draw:textarea-horizontal-align="left" draw:textarea-vertical-align="middle" draw:auto-grow-height="false" draw:auto-grow-width="false" fo:min-height="0.453cm" fo:min-width="11.388cm" fo:padding-top="0cm" fo:padding-bottom="0cm" fo:padding-left="0.1cm" fo:padding-right="0.1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13" style:family="graphic" style:parent-style-name="Default">
      <style:graphic-properties draw:stroke="solid" svg:stroke-width="0.026cm" svg:stroke-color="#7f7f7f" svg:stroke-opacity="100%" draw:stroke-linejoin="miter" svg:stroke-linecap="butt" draw:fill="solid" draw:fill-color="#dddddd" draw:opacity="100%" draw:textarea-horizontal-align="left" draw:textarea-vertical-align="top" draw:auto-grow-height="false" draw:auto-grow-width="false" fo:min-height="0.059cm" fo:min-width="1.848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14" style:family="graphic" style:parent-style-name="Default">
      <style:graphic-properties draw:stroke="solid" svg:stroke-width="0.009cm" svg:stroke-color="#ff5050" svg:stroke-opacity="100%" draw:stroke-linejoin="miter" svg:stroke-linecap="butt" draw:fill="solid" draw:fill-color="#fffaeb" draw:opacity="100%" draw:textarea-horizontal-align="left" draw:textarea-vertical-align="top" draw:auto-grow-height="false" draw:auto-grow-width="false" fo:min-height="0.199cm" fo:min-width="11.086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15" style:family="graphic" style:parent-style-name="Default">
      <style:graphic-properties draw:stroke="solid" svg:stroke-width="0.026cm" svg:stroke-color="#7f7f7f" svg:stroke-opacity="100%" draw:stroke-linejoin="miter" svg:stroke-linecap="butt" draw:fill="solid" draw:fill-color="#dddddd" draw:opacity="100%" draw:textarea-horizontal-align="left" draw:textarea-vertical-align="top" draw:auto-grow-height="false" draw:auto-grow-width="false" fo:min-height="0.059cm" fo:min-width="3.127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16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f5f5ff" draw:opacity="100%" draw:textarea-horizontal-align="left" draw:textarea-vertical-align="top" draw:auto-grow-height="false" draw:auto-grow-width="false" fo:min-height="0.453cm" fo:min-width="11.05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17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0.453cm" fo:min-width="11.05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18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71cm" fo:min-width="0.809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19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71cm" fo:min-width="2.171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20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71cm" fo:min-width="1.917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21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7cm" fo:min-width="1.671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22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71cm" fo:min-width="1.016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23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78cm" fo:min-width="0.535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24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68cm" fo:min-width="1.671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25" style:family="graphic" style:parent-style-name="Default">
      <style:graphic-properties draw:stroke="solid" svg:stroke-width="0.026cm" svg:stroke-color="#7f7f7f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27cm" fo:min-width="0.15cm" fo:padding-top="0cm" fo:padding-bottom="0cm" fo:padding-left="0.05cm" fo:padding-right="0.1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26" style:family="graphic" style:parent-style-name="Default">
      <style:graphic-properties draw:stroke="solid" svg:stroke-width="0.026cm" svg:stroke-color="#7f7f7f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093cm" fo:min-width="2.256cm" fo:padding-top="0.12cm" fo:padding-bottom="0.1cm" fo:padding-left="0.1cm" fo:padding-right="0cm" fo:wrap-option="wrap" style:writing-mode="lr-tb" loext:decorative="false"/>
      <style:paragraph-properties style:font-independent-line-spacing="false"/>
      <style:text-properties fo:font-family="游ゴシック" style:font-family-generic="modern" style:font-pitch="variable" fo:font-size="6pt" style:font-size-asian="6pt" style:font-size-complex="6pt"/>
    </style:style>
    <style:style style:name="gr27" style:family="graphic" style:parent-style-name="Default">
      <style:graphic-properties draw:stroke="solid" svg:stroke-width="0.026cm" svg:stroke-color="#7f7f7f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0.059cm" fo:min-width="1.848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28" style:family="graphic" style:parent-style-name="Default">
      <style:graphic-properties draw:stroke="solid" svg:stroke-width="0.026cm" svg:stroke-color="#7f7f7f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0.059cm" fo:min-width="3.127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29" style:family="graphic" style:parent-style-name="Default">
      <style:graphic-properties draw:stroke="none" svg:stroke-color="#000000" draw:fill="none" draw:fill-color="#ffffff" fo:min-height="1.462cm" loext:decorative="false"/>
    </style:style>
    <style:style style:name="gr30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59cm" fo:min-width="1.671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31" style:family="graphic" style:parent-style-name="Default">
      <style:graphic-properties draw:stroke="solid" svg:stroke-width="0.018cm" svg:stroke-color="#bfbfbf" svg:stroke-opacity="100%" draw:stroke-linejoin="miter" svg:stroke-linecap="butt" draw:fill="solid" draw:fill-color="#e1e1e1" draw:opacity="100%" draw:textarea-horizontal-align="left" draw:textarea-vertical-align="top" draw:auto-grow-height="false" draw:auto-grow-width="false" fo:min-height="0.457cm" fo:min-width="1.671cm" fo:padding-top="0cm" fo:padding-bottom="0cm" fo:padding-left="0.1cm" fo:padding-right="0.1cm" fo:wrap-option="wrap" style:writing-mode="lr-tb" loext:decorative="false"/>
      <style:paragraph-properties style:writing-mode="lr-tb" style:font-independent-line-spacing="false"/>
    </style:style>
    <style:style style:name="gr32" style:family="graphic" style:parent-style-name="Default">
      <style:graphic-properties draw:stroke="dash" draw:stroke-dash="SysDot" svg:stroke-width="0.035cm" svg:stroke-color="#000000" svg:stroke-opacity="10%" draw:stroke-linejoin="miter" svg:stroke-linecap="butt" draw:fill="none" draw:textarea-horizontal-align="left" draw:textarea-vertical-align="middle" draw:auto-grow-height="false" draw:auto-grow-width="false" fo:padding-top="0.1cm" fo:padding-bottom="0.1cm" fo:padding-left="0.2cm" fo:padding-right="0.2cm" fo:wrap-option="wrap" style:writing-mode="lr-tb" loext:decorative="false"/>
      <style:paragraph-properties style:font-independent-line-spacing="false"/>
    </style:style>
    <style:style style:name="gr33" style:family="graphic" style:parent-style-name="Default">
      <style:graphic-properties draw:stroke="dash" draw:stroke-dash="SysDot" svg:stroke-width="0.035cm" svg:stroke-color="#d9d9d9" svg:stroke-opacity="100%" draw:stroke-linejoin="miter" svg:stroke-linecap="butt" draw:fill="none" draw:textarea-horizontal-align="left" draw:textarea-vertical-align="middle" draw:auto-grow-height="false" draw:auto-grow-width="false" fo:padding-top="0.1cm" fo:padding-bottom="0.1cm" fo:padding-left="0.2cm" fo:padding-right="0.2cm" fo:wrap-option="wrap" style:writing-mode="lr-tb" loext:decorative="false"/>
      <style:paragraph-properties style:font-independent-line-spacing="false"/>
    </style:style>
    <style:style style:name="gr34" style:family="graphic" style:parent-style-name="Default">
      <style:graphic-properties draw:stroke="solid" svg:stroke-width="0.035cm" svg:stroke-color="#a6a6a6" svg:stroke-opacity="100%" draw:stroke-linejoin="miter" svg:stroke-linecap="butt" draw:fill="none" loext:decorative="false"/>
    </style:style>
    <style:style style:name="gr35" style:family="graphic" style:parent-style-name="Default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font-independent-line-spacing="false"/>
    </style:style>
    <style:style style:name="gr36" style:family="graphic" style:parent-style-name="Default">
      <style:graphic-properties draw:stroke="solid" svg:stroke-width="0.009cm" svg:stroke-color="#ff5050" svg:stroke-opacity="100%" draw:stroke-linejoin="miter" svg:stroke-linecap="butt" draw:fill="solid" draw:fill-color="#fff0e6" draw:opacity="100%" draw:textarea-horizontal-align="left" draw:textarea-vertical-align="middle" draw:auto-grow-height="false" draw:auto-grow-width="false" fo:min-height="0.453cm" fo:min-width="2.769cm" fo:padding-top="0cm" fo:padding-bottom="0cm" fo:padding-left="0.1cm" fo:padding-right="0.1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37" style:family="graphic" style:parent-style-name="Default">
      <style:graphic-properties draw:stroke="none" draw:fill="none" draw:textarea-horizontal-align="left" draw:textarea-vertical-align="top" draw:auto-grow-height="false" draw:auto-grow-width="false" fo:min-height="0.467cm" fo:min-width="0.554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38" style:family="graphic" style:parent-style-name="Default">
      <style:graphic-properties draw:stroke="solid" svg:stroke-width="0.009cm" svg:stroke-color="#ff5050" svg:stroke-opacity="100%" draw:stroke-linejoin="miter" svg:stroke-linecap="butt" draw:fill="solid" draw:fill-color="#fff0e6" draw:opacity="100%" draw:textarea-horizontal-align="left" draw:textarea-vertical-align="middle" draw:auto-grow-height="false" draw:auto-grow-width="false" fo:min-height="0.445cm" fo:min-width="2.769cm" fo:padding-top="0cm" fo:padding-bottom="0cm" fo:padding-left="0.1cm" fo:padding-right="0.1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39" style:family="graphic" style:parent-style-name="Default">
      <style:graphic-properties draw:stroke="none" draw:fill="none" draw:textarea-horizontal-align="left" draw:textarea-vertical-align="top" draw:auto-grow-height="false" draw:auto-grow-width="false" fo:min-height="0.5cm" fo:min-width="0.488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40" style:family="graphic" style:parent-style-name="Default">
      <style:graphic-properties draw:stroke="none" draw:fill="none" draw:textarea-horizontal-align="left" draw:textarea-vertical-align="top" draw:auto-grow-height="false" draw:auto-grow-width="false" fo:min-height="0.435cm" fo:min-width="0.512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41" style:family="graphic" style:parent-style-name="Default">
      <style:graphic-properties draw:stroke="none" draw:fill="none" draw:textarea-horizontal-align="left" draw:textarea-vertical-align="top" draw:auto-grow-height="false" draw:auto-grow-width="false" fo:min-height="0.409cm" fo:min-width="0.488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42" style:family="graphic" style:parent-style-name="Default">
      <style:graphic-properties draw:stroke="solid" svg:stroke-width="0.009cm" svg:stroke-color="#ff5050" svg:stroke-opacity="100%" draw:stroke-linejoin="miter" svg:stroke-linecap="butt" draw:fill="solid" draw:fill-color="#fffaeb" draw:opacity="100%" draw:textarea-horizontal-align="left" draw:textarea-vertical-align="top" draw:auto-grow-height="false" draw:auto-grow-width="false" fo:min-height="6.22cm" fo:min-width="14.408cm" fo:padding-top="0cm" fo:padding-bottom="0cm" fo:padding-left="0.1cm" fo:padding-right="0.1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43" style:family="graphic" style:parent-style-name="Default">
      <style:graphic-properties draw:stroke="dash" draw:stroke-dash="SysDot" svg:stroke-width="0.026cm" svg:stroke-color="#000000" svg:stroke-opacity="10%" draw:stroke-linejoin="miter" svg:stroke-linecap="butt" draw:fill="solid" draw:fill-color="#ffffff" draw:opacity="100%" draw:textarea-horizontal-align="left" draw:textarea-vertical-align="top" draw:auto-grow-height="false" draw:auto-grow-width="false" fo:min-height="0.252cm" fo:min-width="8.332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44" style:family="graphic" style:parent-style-name="Default">
      <style:graphic-properties draw:stroke="none" draw:fill="none" draw:textarea-horizontal-align="left" draw:textarea-vertical-align="top" draw:auto-grow-height="false" draw:auto-grow-width="false" fo:min-height="0.514cm" fo:min-width="0.488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45" style:family="graphic" style:parent-style-name="Default">
      <style:graphic-properties draw:stroke="solid" svg:stroke-width="0.026cm" svg:stroke-color="#000000" svg:stroke-opacity="100%" draw:stroke-linejoin="miter" svg:stroke-linecap="butt" draw:fill="gradient" draw:fill-gradient-name="a32" draw:textarea-horizontal-align="center" draw:textarea-vertical-align="middle" draw:auto-grow-height="false" draw:auto-grow-width="false" fo:padding-top="0cm" fo:padding-bottom="0cm" fo:padding-left="0cm" fo:padding-right="0cm" fo:wrap-option="wrap" style:writing-mode="lr-tb" loext:decorative="false"/>
      <style:paragraph-properties style:font-independent-line-spacing="false"/>
    </style:style>
    <style:style style:name="gr46" style:family="graphic" style:parent-style-name="Default">
      <style:graphic-properties draw:stroke="solid" svg:stroke-width="0.026cm" svg:stroke-color="#b2b2b2" svg:stroke-opacity="100%" draw:stroke-linejoin="miter" svg:stroke-linecap="butt" draw:fill="gradient" draw:fill-gradient-name="a63" draw:textarea-horizontal-align="center" draw:textarea-vertical-align="middle" draw:auto-grow-height="false" draw:auto-grow-width="false" fo:min-height="0.493cm" fo:min-width="1.245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  <style:text-properties fo:color="#999999" loext:opacity="100%"/>
    </style:style>
    <style:style style:name="gr47" style:family="graphic" style:parent-style-name="Default">
      <style:graphic-properties draw:stroke="solid" svg:stroke-width="0.026cm" svg:stroke-color="#b2b2b2" svg:stroke-opacity="100%" draw:stroke-linejoin="miter" svg:stroke-linecap="butt" draw:fill="gradient" draw:fill-gradient-name="a63" draw:textarea-horizontal-align="center" draw:textarea-vertical-align="middle" draw:auto-grow-height="false" draw:auto-grow-width="false" fo:min-height="0.493cm" fo:min-width="1.245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  <style:text-properties fo:color="#808080" loext:opacity="100%"/>
    </style:style>
    <style:style style:name="gr48" style:family="graphic" style:parent-style-name="Default">
      <style:graphic-properties draw:stroke="solid" svg:stroke-width="0.02cm" svg:stroke-color="#bfbfbf" draw:marker-start-width="0.178cm" draw:marker-end-width="0.178cm" svg:stroke-opacity="100%" draw:stroke-linejoin="miter" svg:stroke-linecap="butt" draw:fill="solid" draw:fill-color="#faf9f8" draw:opacity="100%" draw:textarea-horizontal-align="left" draw:textarea-vertical-align="top" draw:auto-grow-height="false" draw:auto-grow-width="false" fo:min-height="5.225cm" fo:min-width="14.098cm" fo:padding-top="0.12cm" fo:padding-bottom="0.12cm" fo:padding-left="0.247cm" fo:padding-right="0.247cm" fo:wrap-option="wrap" style:writing-mode="lr-tb" loext:decorative="false"/>
      <style:paragraph-properties style:writing-mode="lr-tb" style:font-independent-line-spacing="false"/>
    </style:style>
    <style:style style:name="gr49" style:family="graphic" style:parent-style-name="Default">
      <style:graphic-properties draw:stroke="none" draw:fill="none" draw:textarea-horizontal-align="left" draw:textarea-vertical-align="top" draw:auto-grow-height="false" draw:auto-grow-width="false" fo:min-height="0.407cm" fo:min-width="0.488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50" style:family="graphic" style:parent-style-name="Default">
      <style:graphic-properties draw:stroke="solid" svg:stroke-width="0.026cm" svg:stroke-color="#a6a6a6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padding-top="0cm" fo:padding-bottom="0cm" fo:padding-left="0.1cm" fo:padding-right="0.1cm" fo:wrap-option="wrap" style:writing-mode="lr-tb" loext:decorative="fals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  <style:text-properties fo:color="#999999" loext:opacity="100%"/>
    </style:style>
    <style:style style:name="gr51" style:family="graphic" style:parent-style-name="Default">
      <style:graphic-properties draw:stroke="none" draw:fill="none" draw:textarea-horizontal-align="left" draw:textarea-vertical-align="top" draw:auto-grow-height="false" draw:auto-grow-width="false" fo:padding-top="0cm" fo:padding-bottom="0cm" fo:padding-left="0.1cm" fo:padding-right="0.1cm" fo:wrap-option="wrap" loext:decorative="false"/>
      <style:paragraph-properties style:font-independent-line-spacing="false"/>
    </style:style>
    <style:style style:name="gr52" style:family="graphic" style:parent-style-name="Default">
      <style:graphic-properties draw:stroke="dash" draw:stroke-dash="SysDot" svg:stroke-width="0.035cm" svg:stroke-color="#000000" svg:stroke-opacity="10%" draw:stroke-linejoin="miter" svg:stroke-linecap="butt" draw:fill="none" draw:textarea-horizontal-align="left" draw:textarea-vertical-align="middle" draw:auto-grow-height="false" draw:auto-grow-width="false" fo:min-height="0.6cm" fo:min-width="4.778cm" fo:padding-top="0.1cm" fo:padding-bottom="0.1cm" fo:padding-left="0.2cm" fo:padding-right="0.2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53" style:family="graphic" style:parent-style-name="Default">
      <style:graphic-properties draw:stroke="dash" draw:stroke-dash="SysDot" svg:stroke-width="0.035cm" svg:stroke-color="#000000" svg:stroke-opacity="10%" draw:stroke-linejoin="miter" svg:stroke-linecap="butt" draw:fill="none" draw:textarea-horizontal-align="left" draw:textarea-vertical-align="middle" draw:auto-grow-height="false" draw:auto-grow-width="false" fo:min-height="0.6cm" fo:min-width="3.87cm" fo:padding-top="0.1cm" fo:padding-bottom="0.1cm" fo:padding-left="0.2cm" fo:padding-right="0.2cm" fo:wrap-option="wrap" style:writing-mode="lr-tb" loext:decorative="fals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false">
        <style:tab-stops/>
      </style:paragraph-properties>
    </style:style>
    <style:style style:name="gr54" style:family="graphic" style:parent-style-name="Default">
      <style:graphic-properties draw:stroke="dash" draw:stroke-dash="SysDot" svg:stroke-width="0.035cm" svg:stroke-color="#d9d9d9" svg:stroke-opacity="100%" draw:stroke-linejoin="miter" svg:stroke-linecap="butt" draw:fill="none" draw:textarea-horizontal-align="left" draw:textarea-vertical-align="middle" draw:auto-grow-height="false" draw:auto-grow-width="false" fo:min-height="0.6cm" fo:min-width="4.061cm" fo:padding-top="0.1cm" fo:padding-bottom="0.1cm" fo:padding-left="0.2cm" fo:padding-right="0.2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55" style:family="graphic" style:parent-style-name="Default">
      <style:graphic-properties draw:stroke="none" draw:fill="none" draw:textarea-horizontal-align="left" draw:textarea-vertical-align="top" draw:auto-grow-height="false" draw:auto-grow-width="false" fo:min-height="0.64cm" fo:min-width="0.488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56" style:family="graphic" style:parent-style-name="Default">
      <style:graphic-properties draw:stroke="solid" svg:stroke-width="0.009cm" svg:stroke-color="#ff5050" svg:stroke-opacity="100%" draw:stroke-linejoin="miter" svg:stroke-linecap="butt" draw:fill="solid" draw:fill-color="#fffaeb" draw:opacity="100%" draw:textarea-horizontal-align="left" draw:textarea-vertical-align="top" draw:auto-grow-height="false" draw:auto-grow-width="false" fo:min-height="6.22cm" fo:min-width="14.399cm" fo:padding-top="0cm" fo:padding-bottom="0cm" fo:padding-left="0.1cm" fo:padding-right="0.1cm" fo:wrap-option="wrap" style:writing-mode="lr-tb" loext:decorative="fals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gr57" style:family="graphic" style:parent-style-name="Default">
      <style:graphic-properties draw:stroke="solid" svg:stroke-width="0.026cm" svg:stroke-color="#000000" svg:stroke-opacity="100%" draw:stroke-linejoin="miter" svg:stroke-linecap="butt" draw:fill="gradient" draw:fill-gradient-name="a32" draw:textarea-horizontal-align="center" draw:textarea-vertical-align="middle" draw:auto-grow-height="false" draw:auto-grow-width="false" fo:min-height="0.493cm" fo:min-width="1.238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gr58" style:family="graphic" style:parent-style-name="Default">
      <style:graphic-properties draw:stroke="solid" svg:stroke-width="0.026cm" svg:stroke-color="#000000" svg:stroke-opacity="100%" draw:stroke-linejoin="miter" svg:stroke-linecap="butt" draw:fill="gradient" draw:fill-gradient-name="a63" draw:textarea-horizontal-align="center" draw:textarea-vertical-align="middle" draw:auto-grow-height="false" draw:auto-grow-width="false" fo:min-height="0.493cm" fo:min-width="1.245cm" fo:padding-top="0cm" fo:padding-bottom="0cm" fo:padding-left="0cm" fo:padding-right="0cm" fo:wrap-option="wrap" style:writing-mode="lr-tb" loext:decorative="fals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gr59" style:family="graphic" style:parent-style-name="Default">
      <style:graphic-properties draw:stroke="solid" svg:stroke-width="0.026cm" svg:stroke-color="#333333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0.379cm" fo:min-width="0.965cm" fo:padding-top="0cm" fo:padding-bottom="0cm" fo:padding-left="0.1cm" fo:padding-right="0.1cm" fo:wrap-option="wrap" style:writing-mode="lr-tb" loext:decorative="fals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P1" style:family="paragraph">
      <loext:graphic-properties draw:fill="solid" draw:fill-color="#e1e1e1" draw:opacity="100%"/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indent="0cm" style:punctuation-wrap="hanging" loext:tab-stop-distance="0cm">
        <style:tab-stops/>
      </style:paragraph-properties>
    </style:style>
    <style:style style:name="P3" style:family="paragraph">
      <loext:graphic-properties draw:fill="none"/>
      <style:paragraph-properties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loext:tab-stop-distance="0cm">
        <style:tab-stops/>
      </style:paragraph-properties>
    </style:style>
    <style:style style:name="P6" style:family="paragraph">
      <loext:graphic-properties draw:fill="none"/>
      <style:paragraph-properties fo:text-align="end" style:font-independent-line-spacing="false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false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indent="0cm" style:punctuation-wrap="hanging" loext:tab-stop-distance="0cm" style:writing-mode="lr-tb">
        <style:tab-stops/>
      </style:paragraph-properties>
    </style:style>
    <style:style style:name="P11" style:family="paragraph">
      <loext:graphic-properties draw:fill="solid" draw:fill-color="#fffaeb" draw:opacity="100%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false">
        <style:tab-stops/>
      </style:paragraph-properties>
    </style:style>
    <style:style style:name="P12" style:family="paragraph">
      <loext:graphic-properties draw:fill="solid" draw:fill-color="#dddddd" draw:opacity="100%"/>
      <style:paragraph-properties style:writing-mode="lr-tb" style:font-independent-line-spacing="false"/>
    </style:style>
    <style:style style:name="P13" style:family="paragraph">
      <loext:graphic-properties draw:fill="solid" draw:fill-color="#fffaeb" draw:opacity="100%"/>
      <style:paragraph-properties style:writing-mode="lr-tb" style:font-independent-line-spacing="false"/>
    </style:style>
    <style:style style:name="P14" style:family="paragraph">
      <loext:graphic-properties draw:fill="solid" draw:fill-color="#f5f5ff" draw:opacity="100%"/>
      <style:paragraph-properties style:writing-mode="lr-tb" style:font-independent-line-spacing="false"/>
    </style:style>
    <style:style style:name="P1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ffffff" draw:opacity="100%"/>
      <style:paragraph-properties style:writing-mode="lr-tb" style:font-independent-line-spacing="false"/>
      <style:text-properties fo:font-family="游ゴシック" style:font-family-generic="modern" style:font-pitch="variable" fo:font-size="6pt" style:font-size-asian="6pt" style:font-size-complex="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 style:font-independent-line-spacing="false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21" style:family="paragraph">
      <loext:graphic-properties draw:fill="solid" draw:fill-color="#fff0e6" draw:opacity="100%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false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false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24" style:family="paragraph">
      <loext:graphic-properties draw:fill="gradient" draw:fill-gradient-name="a32"/>
      <style:paragraph-properties style:writing-mode="lr-tb" style:font-independent-line-spacing="false"/>
    </style:style>
    <style:style style:name="P25" style:family="paragraph">
      <loext:graphic-properties draw:fill="gradient" draw:fill-gradient-name="a6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  <style:text-properties fo:color="#999999" loext:opacity="100%"/>
    </style:style>
    <style:style style:name="P26" style:family="paragraph">
      <loext:graphic-properties draw:fill="gradient" draw:fill-gradient-name="a6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  <style:text-properties fo:color="#808080" loext:opacity="100%"/>
    </style:style>
    <style:style style:name="P27" style:family="paragraph">
      <loext:graphic-properties draw:fill="solid" draw:fill-color="#faf9f8" draw:opacity="100%"/>
      <style:paragraph-properties style:writing-mode="lr-tb" style:font-independent-line-spacing="false"/>
    </style:style>
    <style:style style:name="P28" style:family="paragraph">
      <loext:graphic-properties draw:fill="solid" draw:fill-color="#f2f2f2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  <style:text-properties fo:color="#999999" loext:opacity="100%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writing-mode="lr-tb" style:font-independent-line-spacing="false">
        <style:tab-stops/>
      </style:paragraph-properties>
    </style:style>
    <style:style style:name="P30" style:family="paragraph">
      <loext:graphic-properties draw:fill="gradient" draw:fill-gradient-name="a32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</style:style>
    <style:style style:name="P31" style:family="paragraph">
      <loext:graphic-properties draw:fill="gradient" draw:fill-gradient-name="a6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</style:style>
    <style:style style:name="P32" style:family="paragraph">
      <loext:graphic-properties draw:fill="solid" draw:fill-color="#f2f2f2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游ゴシック" style:font-family-generic="modern" style:font-pitch="variable" fo:font-size="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6pt" style:language-asian="ja" style:country-asian="JP" style:font-style-asian="normal" style:font-weight-asian="normal" style:font-size-complex="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游ゴシック" style:font-family-generic="modern" style:font-pitch="variable" fo:font-size="6pt" fo:letter-spacing="normal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6pt" style:language-asian="ja" style:country-asian="JP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游ゴシック" style:font-family-generic="modern" style:font-pitch="variable" fo:font-size="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6pt" style:font-style-asian="normal" style:font-weight-asian="normal" style:font-size-complex="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8pt" fo:letter-spacing="normal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8pt" style:language-asian="ja" style:country-asian="JP" style:font-style-asian="normal" style:font-weight-asian="normal" style:font-size-complex="8pt" style:font-style-complex="normal" style:font-weight-complex="normal"/>
    </style:style>
    <style:style style:name="T6" style:family="text">
      <style:text-properties fo:font-family="游ゴシック" style:font-family-generic="modern" style:font-pitch="variable" fo:font-size="6pt" style:font-size-asian="6pt" style:font-size-complex="6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7pt" style:language-asian="ja" style:country-asian="JP" style:font-style-asian="normal" style:font-weight-asian="normal" style:font-size-complex="7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family="'游ゴシック 本文'" fo:font-size="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7pt" style:language-asian="ja" style:country-asian="JP" style:font-style-asian="normal" style:font-weight-asian="normal" style:font-size-complex="7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family="游ゴシック" style:font-family-generic="modern" style:font-pitch="variable" fo:font-size="8pt" fo:letter-spacing="normal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8pt" style:language-asian="ja" style:country-asian="JP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8pt" style:language-asian="ja" style:country-asian="JP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999999" loext:opacity="100%" style:text-line-through-style="none" style:text-line-through-type="none" style:text-position="0% 100%" fo:font-family="Calibri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8pt" style:language-asian="ja" style:country-asian="JP" style:font-style-asian="normal" style:font-weight-asian="normal" style:font-size-complex="8pt" style:font-style-complex="normal" style:font-weight-complex="normal"/>
    </style:style>
    <style:style style:name="T13" style:family="text">
      <style:text-properties fo:font-variant="normal" fo:text-transform="none" fo:color="#808080" loext:opacity="100%" style:text-line-through-style="none" style:text-line-through-type="none" style:text-position="0% 100%" fo:font-family="Calibri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8pt" style:language-asian="ja" style:country-asian="JP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更新履歴" table:style-name="ta1">
        <table:table-column table:style-name="co1" table:number-columns-repeated="2" table:default-cell-style-name="ce7"/>
        <table:table-column table:style-name="co2" table:number-columns-repeated="3" table:default-cell-style-name="ce7"/>
        <table:table-column table:style-name="co1" table:number-columns-repeated="2" table:default-cell-style-name="ce7"/>
        <table:table-column table:style-name="co2" table:number-columns-repeated="3" table:default-cell-style-name="ce7"/>
        <table:table-column table:style-name="co1" table:number-columns-repeated="2" table:default-cell-style-name="ce7"/>
        <table:table-column table:style-name="co2" table:number-columns-repeated="3" table:default-cell-style-name="ce7"/>
        <table:table-column table:style-name="co3" table:visibility="collapse" table:default-cell-style-name="ce7"/>
        <table:table-column table:style-name="co3" table:number-columns-repeated="4" table:default-cell-style-name="ce7"/>
        <table:table-column table:style-name="co4" table:number-columns-repeated="1004" table:default-cell-style-name="ce7"/>
        <table:table-row table:style-name="ro1">
          <table:table-cell table:style-name="ce1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13" office:value-type="string" calcext:value-type="string" table:number-columns-spanned="3" table:number-rows-spanned="2">
            <text:p>B-FORME 〇〇工場開発システム</text:p>
          </table:table-cell>
          <table:covered-table-cell table:number-columns-repeated="2"/>
          <table:table-cell table:style-name="ce1" office:value-type="string" calcext:value-type="string" table:number-columns-spanned="2" table:number-rows-spanned="2">
            <text:p>画面名</text:p>
          </table:table-cell>
          <table:covered-table-cell/>
          <table:table-cell table:style-name="ce18" office:value-type="string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26" office:value-type="string" calcext:value-type="string" table:number-columns-spanned="2" table:number-rows-spanned="1">
            <text:p>作成日</text:p>
          </table:table-cell>
          <table:covered-table-cell/>
          <table:table-cell table:style-name="ce30" table:formula="of:=IF([.B5]=&quot;&quot;;&quot;&quot;;[.B5])" office:value-type="date" office:date-value="2022-03-16" calcext:value-type="date" table:number-columns-spanned="3" table:number-rows-spanned="1">
            <text:p>2022年3月16日</text:p>
          </table:table-cell>
          <table:covered-table-cell table:number-columns-repeated="2" table:style-name="ce34"/>
          <table:table-cell table:number-columns-repeated="1009"/>
        </table:table-row>
        <table:table-row table:style-name="ro1">
          <table:covered-table-cell table:number-columns-repeated="10"/>
          <table:table-cell table:style-name="ce26" office:value-type="string" calcext:value-type="string" table:number-columns-spanned="2" table:number-rows-spanned="1">
            <text:p>更新日</text:p>
          </table:table-cell>
          <table:covered-table-cell/>
          <table:table-cell table:style-name="ce30" table:formula="of:=IF([.B5]=&quot;&quot;;&quot;&quot;;LOOKUP(10^10;[.B:.B]))" office:value-type="date" office:date-value="2023-06-01" calcext:value-type="date" table:number-columns-spanned="3" table:number-rows-spanned="1">
            <text:p>2023年6月1日</text:p>
          </table:table-cell>
          <table:covered-table-cell table:number-columns-repeated="2" table:style-name="ce3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No</text:p>
          </table:table-cell>
          <table:table-cell table:style-name="ce38" office:value-type="string" calcext:value-type="string" table:number-columns-spanned="2" table:number-rows-spanned="1">
            <text:p>年月日</text:p>
          </table:table-cell>
          <table:covered-table-cell/>
          <table:table-cell table:style-name="ce38" office:value-type="string" calcext:value-type="string" table:number-columns-spanned="10" table:number-rows-spanned="1">
            <text:p>内容</text:p>
          </table:table-cell>
          <table:covered-table-cell table:number-columns-repeated="9"/>
          <table:table-cell table:style-name="ce38" office:value-type="string" calcext:value-type="string" table:number-columns-spanned="2" table:number-rows-spanned="1">
            <text:p>更新者</text:p>
          </table:table-cell>
          <table:covered-table-cell/>
          <table:table-cell table:number-columns-repeated="100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1" office:value-type="date" office:date-value="2022-03-16" calcext:value-type="date" table:number-columns-spanned="2" table:number-rows-spanned="1">
            <text:p>2022年3月16日</text:p>
          </table:table-cell>
          <table:covered-table-cell/>
          <table:table-cell table:style-name="ce15" office:value-type="string" calcext:value-type="string">
            <text:p>新規作成</text:p>
          </table:table-cell>
          <table:table-cell table:style-name="ce17" table:number-columns-repeated="8"/>
          <table:table-cell table:style-name="ce31"/>
          <table:table-cell table:style-name="ce39" office:value-type="string" calcext:value-type="string" table:number-columns-spanned="2" table:number-rows-spanned="1">
            <text:p>木村</text:p>
          </table:table-cell>
          <table:covered-table-cell/>
          <table:table-cell table:style-name="ce40" table:formula="of:=IF([.N5]=&quot;&quot;;&quot;&quot;;INDEX([.N:.N];MATCH(&quot;&quot;;[.N:.N];-1);1))" office:value-type="string" office:string-value="木村" calcext:value-type="string">
            <text:p>木村</text:p>
          </table:table-cell>
          <table:table-cell table:style-name="ce48" table:number-columns-repeated="2"/>
          <table:table-cell table:number-columns-repeated="100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1" office:value-type="date" office:date-value="2022-10-06" calcext:value-type="date" table:number-columns-spanned="2" table:number-rows-spanned="1">
            <text:p>2022年10月6日</text:p>
          </table:table-cell>
          <table:covered-table-cell/>
          <table:table-cell table:style-name="ce15" office:value-type="string" calcext:value-type="string">
            <text:p>所属名→部署名に修正</text:p>
          </table:table-cell>
          <table:table-cell table:style-name="ce17" table:number-columns-repeated="8"/>
          <table:table-cell table:style-name="ce31"/>
          <table:table-cell table:style-name="ce39" office:value-type="string" calcext:value-type="string" table:number-columns-spanned="2" table:number-rows-spanned="1">
            <text:p>木村</text:p>
          </table:table-cell>
          <table:covered-table-cell/>
          <table:table-cell table:number-columns-repeated="100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date" office:date-value="2023-06-01" calcext:value-type="date" table:number-columns-spanned="2" table:number-rows-spanned="1">
            <text:p>2023年6月1日</text:p>
          </table:table-cell>
          <table:covered-table-cell table:style-name="ce14"/>
          <table:table-cell table:style-name="ce16" office:value-type="string" calcext:value-type="string">
            <text:p>一覧表示のソート順を 所属名→所属ID に変更</text:p>
          </table:table-cell>
          <table:table-cell table:style-name="ce17" table:number-columns-repeated="8"/>
          <table:table-cell table:style-name="ce31"/>
          <table:table-cell table:style-name="ce39" office:value-type="string" calcext:value-type="string" table:number-columns-spanned="2" table:number-rows-spanned="1">
            <text:p>木村</text:p>
          </table:table-cell>
          <table:covered-table-cell/>
          <table:table-cell table:number-columns-repeated="1009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2" table:number-columns-spanned="2" table:number-rows-spanned="1"/>
          <table:covered-table-cell table:style-name="ce14"/>
          <table:table-cell table:style-name="ce15"/>
          <table:table-cell table:style-name="ce17" table:number-columns-repeated="8"/>
          <table:table-cell table:style-name="ce31"/>
          <table:table-cell table:style-name="ce39" table:number-columns-spanned="2" table:number-rows-spanned="1"/>
          <table:covered-table-cell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画面詳細" table:style-name="ta2">
        <table:shapes>
          <draw:g draw:z-index="17" draw:style-name="gr1">
            <draw:custom-shape draw:name="正方形/長方形 29" draw:style-name="gr2" draw:text-style-name="P1" svg:width="1.009cm" svg:height="0.456cm" svg:x="3.349cm" svg:y="8.636cm">
              <text:p/>
              <draw:enhanced-geometry svg:viewBox="0 0 21600 21600" draw:type="non-primitive" draw:enhanced-path="M 0 0 L 21600 0 21600 21600 0 21600 Z N"/>
            </draw:custom-shape>
            <draw:g draw:style-name="gr3">
              <draw:frame draw:name="テキスト ボックス 31" draw:style-name="gr4" draw:text-style-name="P3" svg:width="0.903cm" svg:height="0.302cm" svg:x="3.409cm" svg:y="9.138cm">
                <draw:text-box>
                  <text:p text:style-name="P2"><text:span text:style-name="T1">su1</text:span></text:p>
                </draw:text-box>
              </draw:frame>
              <draw:frame draw:name="テキスト ボックス 32" draw:style-name="gr4" draw:text-style-name="P3" svg:width="0.903cm" svg:height="0.302cm" svg:x="3.409cm" svg:y="9.598cm">
                <draw:text-box>
                  <text:p text:style-name="P2"><text:span text:style-name="T1">sz1</text:span></text:p>
                </draw:text-box>
              </draw:frame>
              <draw:frame draw:name="テキスト ボックス 33" draw:style-name="gr4" draw:text-style-name="P3" svg:width="0.903cm" svg:height="0.302cm" svg:x="3.409cm" svg:y="10.033cm">
                <draw:text-box>
                  <text:p text:style-name="P4"><text:span text:style-name="T1">bk1</text:span></text:p>
                </draw:text-box>
              </draw:frame>
              <draw:frame draw:name="テキスト ボックス 34" draw:style-name="gr4" draw:text-style-name="P3" svg:width="0.903cm" svg:height="0.302cm" svg:x="3.409cm" svg:y="10.493cm">
                <draw:text-box>
                  <text:p text:style-name="P2"><text:span text:style-name="T1">tk1</text:span></text:p>
                </draw:text-box>
              </draw:frame>
              <draw:frame draw:name="テキスト ボックス 35" draw:style-name="gr4" draw:text-style-name="P3" svg:width="0.903cm" svg:height="0.302cm" svg:x="3.409cm" svg:y="10.94cm">
                <draw:text-box>
                  <text:p text:style-name="P2"><text:span text:style-name="T1">sob1</text:span></text:p>
                </draw:text-box>
              </draw:frame>
              <draw:frame draw:name="テキスト ボックス 36" draw:style-name="gr4" draw:text-style-name="P3" svg:width="0.903cm" svg:height="0.302cm" svg:x="3.409cm" svg:y="11.376cm">
                <draw:text-box>
                  <text:p text:style-name="P2"><text:span text:style-name="T1">kkb1</text:span></text:p>
                </draw:text-box>
              </draw:frame>
              <draw:frame draw:name="テキスト ボックス 37" draw:style-name="gr4" draw:text-style-name="P3" svg:width="0.903cm" svg:height="0.302cm" svg:x="3.409cm" svg:y="11.811cm">
                <draw:text-box>
                  <text:p text:style-name="P2"><text:span text:style-name="T1">ttt1</text:span></text:p>
                </draw:text-box>
              </draw:frame>
              <draw:frame draw:name="テキスト ボックス 38" draw:style-name="gr4" draw:text-style-name="P3" svg:width="0.903cm" svg:height="0.302cm" svg:x="3.409cm" svg:y="12.259cm">
                <draw:text-box>
                  <text:p text:style-name="P2"><text:span text:style-name="T1">test</text:span></text:p>
                </draw:text-box>
              </draw:frame>
            </draw:g>
            <draw:frame draw:name="テキスト ボックス 30" draw:style-name="gr4" draw:text-style-name="P3" svg:width="0.923cm" svg:height="0.327cm" svg:x="3.382cm" svg:y="8.724cm">
              <draw:text-box>
                <text:p text:style-name="P2"><text:span text:style-name="T1">所属</text:span><text:span text:style-name="T1">ID</text:span></text:p>
              </draw:text-box>
            </draw:frame>
          </draw:g>
          <draw:g draw:z-index="18" draw:style-name="gr1">
            <draw:custom-shape draw:name="正方形/長方形 40" draw:style-name="gr5" draw:text-style-name="P1" svg:width="2.366cm" svg:height="0.453cm" svg:x="4.375cm" svg:y="8.643cm">
              <text:p/>
              <draw:enhanced-geometry svg:viewBox="0 0 21600 21600" draw:type="non-primitive" draw:enhanced-path="M 0 0 L 21600 0 21600 21600 0 21600 Z N"/>
            </draw:custom-shape>
            <draw:g draw:style-name="gr3">
              <draw:frame draw:name="テキスト ボックス 42" draw:style-name="gr4" draw:text-style-name="P3" svg:width="1.865cm" svg:height="0.302cm" svg:x="4.504cm" svg:y="9.202cm">
                <draw:text-box>
                  <text:p text:style-name="P2"><text:span text:style-name="T1">受付部</text:span></text:p>
                </draw:text-box>
              </draw:frame>
              <draw:frame draw:name="テキスト ボックス 43" draw:style-name="gr4" draw:text-style-name="P3" svg:width="1.865cm" svg:height="0.302cm" svg:x="4.504cm" svg:y="9.661cm">
                <draw:text-box>
                  <text:p text:style-name="P2"><text:span text:style-name="T1">製造部</text:span></text:p>
                </draw:text-box>
              </draw:frame>
              <draw:frame draw:name="テキスト ボックス 44" draw:style-name="gr4" draw:text-style-name="P3" svg:width="1.865cm" svg:height="0.302cm" svg:x="4.504cm" svg:y="10.097cm">
                <draw:text-box>
                  <text:p text:style-name="P2"><text:span text:style-name="T1">部材管理部</text:span></text:p>
                </draw:text-box>
              </draw:frame>
              <draw:frame draw:name="テキスト ボックス 45" draw:style-name="gr4" draw:text-style-name="P3" svg:width="1.865cm" svg:height="0.302cm" svg:x="4.504cm" svg:y="10.556cm">
                <draw:text-box>
                  <text:p text:style-name="P2"><text:span text:style-name="T1">統計部</text:span></text:p>
                </draw:text-box>
              </draw:frame>
              <draw:frame draw:name="テキスト ボックス 46" draw:style-name="gr4" draw:text-style-name="P3" svg:width="1.865cm" svg:height="0.302cm" svg:x="4.504cm" svg:y="11.004cm">
                <draw:text-box>
                  <text:p text:style-name="P2"><text:span text:style-name="T1">製品管理部</text:span></text:p>
                </draw:text-box>
              </draw:frame>
              <draw:frame draw:name="テキスト ボックス 47" draw:style-name="gr4" draw:text-style-name="P3" svg:width="1.865cm" svg:height="0.302cm" svg:x="4.504cm" svg:y="11.439cm">
                <draw:text-box>
                  <text:p text:style-name="P2"><text:span text:style-name="T1">検品検査部</text:span></text:p>
                </draw:text-box>
              </draw:frame>
              <draw:frame draw:name="テキスト ボックス 48" draw:style-name="gr4" draw:text-style-name="P3" svg:width="1.865cm" svg:height="0.302cm" svg:x="4.504cm" svg:y="11.875cm">
                <draw:text-box>
                  <text:p text:style-name="P2"><text:span text:style-name="T1">ああああああ</text:span></text:p>
                </draw:text-box>
              </draw:frame>
              <draw:frame draw:name="テキスト ボックス 49" draw:style-name="gr4" draw:text-style-name="P3" svg:width="1.865cm" svg:height="0.302cm" svg:x="4.504cm" svg:y="12.322cm">
                <draw:text-box>
                  <text:p text:style-name="P2"><text:span text:style-name="T1">テストテスト</text:span></text:p>
                </draw:text-box>
              </draw:frame>
            </draw:g>
            <draw:frame draw:name="テキスト ボックス 41" draw:style-name="gr4" draw:text-style-name="P3" svg:width="1.763cm" svg:height="0.314cm" svg:x="4.509cm" svg:y="8.719cm">
              <draw:text-box>
                <text:p text:style-name="P2"><text:span text:style-name="T1">所属名</text:span></text:p>
              </draw:text-box>
            </draw:frame>
          </draw:g>
          <draw:g draw:z-index="19" draw:style-name="gr1">
            <draw:custom-shape draw:name="正方形/長方形 120" draw:style-name="gr6" draw:text-style-name="P1" svg:width="2.117cm" svg:height="0.453cm" svg:x="6.754cm" svg:y="8.643cm">
              <text:p/>
              <draw:enhanced-geometry svg:viewBox="0 0 21600 21600" draw:type="non-primitive" draw:enhanced-path="M 0 0 L 21600 0 21600 21600 0 21600 Z N"/>
            </draw:custom-shape>
            <draw:g draw:style-name="gr3">
              <draw:frame draw:name="テキスト ボックス 122" draw:style-name="gr4" draw:text-style-name="P3" svg:width="1.822cm" svg:height="0.302cm" svg:x="6.85cm" svg:y="9.202cm">
                <draw:text-box>
                  <text:p text:style-name="P2"><text:span text:style-name="T1">受付部</text:span></text:p>
                </draw:text-box>
              </draw:frame>
              <draw:frame draw:name="テキスト ボックス 123" draw:style-name="gr4" draw:text-style-name="P3" svg:width="1.822cm" svg:height="0.302cm" svg:x="6.85cm" svg:y="9.661cm">
                <draw:text-box>
                  <text:p text:style-name="P2"><text:span text:style-name="T1">製造部</text:span></text:p>
                </draw:text-box>
              </draw:frame>
              <draw:frame draw:name="テキスト ボックス 124" draw:style-name="gr4" draw:text-style-name="P3" svg:width="1.822cm" svg:height="0.302cm" svg:x="6.85cm" svg:y="10.097cm">
                <draw:text-box>
                  <text:p text:style-name="P2"><text:span text:style-name="T1">部材管理部</text:span></text:p>
                </draw:text-box>
              </draw:frame>
              <draw:frame draw:name="テキスト ボックス 125" draw:style-name="gr4" draw:text-style-name="P3" svg:width="1.822cm" svg:height="0.302cm" svg:x="6.85cm" svg:y="10.556cm">
                <draw:text-box>
                  <text:p text:style-name="P2"><text:span text:style-name="T1">統計部</text:span></text:p>
                </draw:text-box>
              </draw:frame>
              <draw:frame draw:name="テキスト ボックス 126" draw:style-name="gr4" draw:text-style-name="P3" svg:width="1.822cm" svg:height="0.302cm" svg:x="6.85cm" svg:y="11.004cm">
                <draw:text-box>
                  <text:p text:style-name="P2"><text:span text:style-name="T1">製品管理部</text:span></text:p>
                </draw:text-box>
              </draw:frame>
              <draw:frame draw:name="テキスト ボックス 127" draw:style-name="gr4" draw:text-style-name="P3" svg:width="1.822cm" svg:height="0.302cm" svg:x="6.85cm" svg:y="11.439cm">
                <draw:text-box>
                  <text:p text:style-name="P2"><text:span text:style-name="T1">検品検査部</text:span></text:p>
                </draw:text-box>
              </draw:frame>
              <draw:frame draw:name="テキスト ボックス 128" draw:style-name="gr4" draw:text-style-name="P3" svg:width="1.822cm" svg:height="0.302cm" svg:x="6.85cm" svg:y="11.875cm">
                <draw:text-box>
                  <text:p text:style-name="P2"><text:span text:style-name="T1">ああああああ</text:span></text:p>
                </draw:text-box>
              </draw:frame>
              <draw:frame draw:name="テキスト ボックス 129" draw:style-name="gr4" draw:text-style-name="P3" svg:width="1.822cm" svg:height="0.302cm" svg:x="6.85cm" svg:y="12.322cm">
                <draw:text-box>
                  <text:p text:style-name="P2"><text:span text:style-name="T1">テストテスト</text:span></text:p>
                </draw:text-box>
              </draw:frame>
            </draw:g>
            <draw:frame draw:name="テキスト ボックス 121" draw:style-name="gr4" draw:text-style-name="P3" svg:width="1.576cm" svg:height="0.314cm" svg:x="6.876cm" svg:y="8.719cm">
              <draw:text-box>
                <text:p text:style-name="P2"><text:span text:style-name="T1">所属名略称</text:span></text:p>
              </draw:text-box>
            </draw:frame>
          </draw:g>
          <draw:g draw:z-index="20" draw:style-name="gr1">
            <draw:custom-shape draw:name="正方形/長方形 4" draw:style-name="gr7" draw:text-style-name="P1" svg:width="1.216cm" svg:height="0.456cm" svg:x="8.883cm" svg:y="8.643cm">
              <text:p/>
              <draw:enhanced-geometry svg:viewBox="0 0 21600 21600" draw:type="non-primitive" draw:enhanced-path="M 0 0 L 21600 0 21600 21600 0 21600 Z N"/>
            </draw:custom-shape>
            <draw:frame draw:name="テキスト ボックス 2" draw:style-name="gr4" draw:text-style-name="P3" svg:width="1.088cm" svg:height="0.327cm" svg:x="8.924cm" svg:y="8.738cm">
              <draw:text-box>
                <text:p text:style-name="P2"><text:span text:style-name="T1">所属人数</text:span></text:p>
              </draw:text-box>
            </draw:frame>
            <draw:frame draw:name="テキスト ボックス 31" draw:style-name="gr8" draw:text-style-name="P6" svg:width="0.903cm" svg:height="0.302cm" svg:x="8.946cm" svg:y="9.18cm">
              <draw:text-box>
                <text:p text:style-name="P5"><text:span text:style-name="T1">8</text:span></text:p>
              </draw:text-box>
            </draw:frame>
            <draw:frame draw:name="テキスト ボックス 32" draw:style-name="gr8" draw:text-style-name="P6" svg:width="0.903cm" svg:height="0.302cm" svg:x="8.946cm" svg:y="9.64cm">
              <draw:text-box>
                <text:p text:style-name="P5"><text:span text:style-name="T1">107</text:span></text:p>
              </draw:text-box>
            </draw:frame>
            <draw:frame draw:name="テキスト ボックス 33" draw:style-name="gr4" draw:text-style-name="P3" svg:width="0.903cm" svg:height="0.302cm" svg:x="8.946cm" svg:y="10.075cm">
              <draw:text-box>
                <text:p text:style-name="P4"><text:span text:style-name="T1">10</text:span></text:p>
              </draw:text-box>
            </draw:frame>
            <draw:frame draw:name="テキスト ボックス 34" draw:style-name="gr4" draw:text-style-name="P3" svg:width="0.903cm" svg:height="0.302cm" svg:x="8.946cm" svg:y="10.535cm">
              <draw:text-box>
                <text:p text:style-name="P2"><text:span text:style-name="T1">12</text:span></text:p>
              </draw:text-box>
            </draw:frame>
            <draw:frame draw:name="テキスト ボックス 35" draw:style-name="gr4" draw:text-style-name="P3" svg:width="0.903cm" svg:height="0.302cm" svg:x="8.946cm" svg:y="10.982cm">
              <draw:text-box>
                <text:p text:style-name="P2"><text:span text:style-name="T1">20</text:span></text:p>
              </draw:text-box>
            </draw:frame>
            <draw:frame draw:name="テキスト ボックス 36" draw:style-name="gr4" draw:text-style-name="P3" svg:width="0.903cm" svg:height="0.302cm" svg:x="8.946cm" svg:y="11.418cm">
              <draw:text-box>
                <text:p text:style-name="P2"><text:span text:style-name="T1">8</text:span></text:p>
              </draw:text-box>
            </draw:frame>
            <draw:frame draw:name="テキスト ボックス 37" draw:style-name="gr4" draw:text-style-name="P3" svg:width="0.903cm" svg:height="0.302cm" svg:x="8.946cm" svg:y="11.853cm">
              <draw:text-box>
                <text:p text:style-name="P2"><text:span text:style-name="T1">999</text:span></text:p>
              </draw:text-box>
            </draw:frame>
            <draw:frame draw:name="テキスト ボックス 38" draw:style-name="gr4" draw:text-style-name="P3" svg:width="0.903cm" svg:height="0.302cm" svg:x="8.946cm" svg:y="12.301cm">
              <draw:text-box>
                <text:p text:style-name="P2"><text:span text:style-name="T1">801</text:span></text:p>
              </draw:text-box>
            </draw:frame>
          </draw:g>
          <draw:g draw:z-index="21" draw:style-name="gr1">
            <draw:custom-shape draw:name="正方形/長方形 27" draw:style-name="gr9" draw:text-style-name="P1" svg:width="0.735cm" svg:height="0.456cm" svg:x="2.608cm" svg:y="8.636cm">
              <text:p/>
              <draw:enhanced-geometry svg:viewBox="0 0 21600 21600" draw:type="non-primitive" draw:enhanced-path="M 0 0 L 21600 0 21600 21600 0 21600 Z N"/>
            </draw:custom-shape>
            <draw:frame draw:name="図 2" draw:style-name="gr10" draw:text-style-name="P7" svg:width="0.253cm" svg:height="0.271cm" svg:x="2.823cm" svg:y="9.195cm">
              <draw:image xlink:href="Pictures/10000000000000300000003388498A9E7AEC9379.png" xlink:type="simple" xlink:show="embed" xlink:actuate="onLoad" draw:mime-type="image/png">
                <text:p/>
              </draw:image>
            </draw:frame>
            <draw:frame draw:name="図 1" draw:style-name="gr10" draw:text-style-name="P7" svg:width="0.253cm" svg:height="0.271cm" svg:x="2.823cm" svg:y="9.612cm">
              <draw:image xlink:href="Pictures/10000000000000300000003388498A9E7AEC9379.png" xlink:type="simple" xlink:show="embed" xlink:actuate="onLoad" draw:mime-type="image/png">
                <text:p/>
              </draw:image>
            </draw:frame>
            <draw:frame draw:name="図 3" draw:style-name="gr10" draw:text-style-name="P7" svg:width="0.253cm" svg:height="0.271cm" svg:x="2.823cm" svg:y="10.05cm">
              <draw:image xlink:href="Pictures/10000000000000300000003388498A9E7AEC9379.png" xlink:type="simple" xlink:show="embed" xlink:actuate="onLoad" draw:mime-type="image/png">
                <text:p/>
              </draw:image>
            </draw:frame>
            <draw:frame draw:name="図 4" draw:style-name="gr10" draw:text-style-name="P7" svg:width="0.253cm" svg:height="0.271cm" svg:x="2.823cm" svg:y="10.501cm">
              <draw:image xlink:href="Pictures/10000000000000300000003388498A9E7AEC9379.png" xlink:type="simple" xlink:show="embed" xlink:actuate="onLoad" draw:mime-type="image/png">
                <text:p/>
              </draw:image>
            </draw:frame>
            <draw:frame draw:name="図 5" draw:style-name="gr10" draw:text-style-name="P7" svg:width="0.253cm" svg:height="0.271cm" svg:x="2.823cm" svg:y="10.946cm">
              <draw:image xlink:href="Pictures/10000000000000300000003388498A9E7AEC9379.png" xlink:type="simple" xlink:show="embed" xlink:actuate="onLoad" draw:mime-type="image/png">
                <text:p/>
              </draw:image>
            </draw:frame>
            <draw:frame draw:name="図 6" draw:style-name="gr10" draw:text-style-name="P7" svg:width="0.253cm" svg:height="0.271cm" svg:x="2.823cm" svg:y="11.398cm">
              <draw:image xlink:href="Pictures/10000000000000300000003388498A9E7AEC9379.png" xlink:type="simple" xlink:show="embed" xlink:actuate="onLoad" draw:mime-type="image/png">
                <text:p/>
              </draw:image>
            </draw:frame>
            <draw:frame draw:name="図 7" draw:style-name="gr10" draw:text-style-name="P7" svg:width="0.253cm" svg:height="0.271cm" svg:x="2.823cm" svg:y="11.835cm">
              <draw:image xlink:href="Pictures/10000000000000300000003388498A9E7AEC9379.png" xlink:type="simple" xlink:show="embed" xlink:actuate="onLoad" draw:mime-type="image/png">
                <text:p/>
              </draw:image>
            </draw:frame>
            <draw:frame draw:name="図 8" draw:style-name="gr10" draw:text-style-name="P7" svg:width="0.253cm" svg:height="0.271cm" svg:x="2.823cm" svg:y="12.287cm">
              <draw:image xlink:href="Pictures/10000000000000300000003388498A9E7AEC9379.png" xlink:type="simple" xlink:show="embed" xlink:actuate="onLoad" draw:mime-type="image/png">
                <text:p/>
              </draw:image>
            </draw:frame>
          </draw:g>
          <draw:g draw:z-index="22" draw:style-name="gr1">
            <draw:custom-shape draw:name="四角形: 角を丸くする 1" draw:style-name="gr11" draw:text-style-name="P9" svg:width="0.299cm" svg:height="0.269cm" svg:x="7.654cm" svg:y="8.249cm">
              <text:p text:style-name="P8"><text:span text:style-name="T2">⇤</text:span></text:p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draw:name="四角形: 角を丸くする 2" draw:style-name="gr11" draw:text-style-name="P9" svg:width="0.299cm" svg:height="0.269cm" svg:x="8.59cm" svg:y="8.261cm">
              <text:p text:style-name="P8"><text:span text:style-name="T2">⇥</text:span></text:p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draw:name="四角形: 角を丸くする 3" draw:style-name="gr11" draw:text-style-name="P9" svg:width="0.299cm" svg:height="0.269cm" svg:x="8.989cm" svg:y="8.261cm">
              <text:p text:style-name="P8"><text:span text:style-name="T2">→</text:span></text:p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draw:name="四角形: 角を丸くする 4" draw:style-name="gr11" draw:text-style-name="P9" svg:width="0.299cm" svg:height="0.269cm" svg:x="7.224cm" svg:y="8.249cm">
              <text:p text:style-name="P8"><text:span text:style-name="T2">←</text:span></text:p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name="テキスト ボックス 4" draw:style-name="gr4" draw:text-style-name="P3" svg:width="1.294cm" svg:height="0.338cm" svg:x="9.595cm" svg:y="8.216cm">
              <draw:text-box>
                <text:p text:style-name="P10"><text:span text:style-name="T3">件数：</text:span><text:span text:style-name="T1">22</text:span></text:p>
              </draw:text-box>
            </draw:frame>
            <draw:frame draw:name="テキスト ボックス 5" draw:style-name="gr4" draw:text-style-name="P3" svg:width="0.569cm" svg:height="0.363cm" svg:x="7.99cm" svg:y="8.216cm">
              <draw:text-box>
                <text:p text:style-name="P10"><text:span text:style-name="T4">1/3</text:span></text:p>
              </draw:text-box>
            </draw:frame>
          </draw:g>
          <draw:g draw:z-index="28" draw:style-name="gr1">
            <draw:custom-shape draw:name="正方形/長方形 6" draw:style-name="gr12" draw:text-style-name="P11" svg:width="11.588cm" svg:height="0.453cm" svg:x="4.447cm" svg:y="6.854cm">
              <text:p text:style-name="P8"><text:span text:style-name="T5">　　　　　　　　　～</text:span></text:p>
              <draw:enhanced-geometry svg:viewBox="0 0 21600 21600" draw:type="non-primitive" draw:enhanced-path="M 0 0 L 21600 0 21600 21600 0 21600 Z N"/>
            </draw:custom-shape>
            <draw:custom-shape draw:name="四角形: 角を丸くする 5" draw:style-name="gr13" draw:text-style-name="P12" svg:width="2.355cm" svg:height="0.312cm" svg:x="4.517cm" svg:y="6.925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draw:name="四角形: 角を丸くする 6" draw:style-name="gr13" draw:text-style-name="P12" svg:width="2.355cm" svg:height="0.312cm" svg:x="7.549cm" svg:y="6.925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z-index="29" draw:style-name="gr1">
            <draw:custom-shape draw:name="正方形/長方形 33" draw:style-name="gr14" draw:text-style-name="P13" svg:width="11.594cm" svg:height="0.453cm" svg:x="4.447cm" svg:y="5.904cm">
              <text:p/>
              <draw:enhanced-geometry svg:viewBox="0 0 21600 21600" draw:type="non-primitive" draw:enhanced-path="M 0 0 L 21600 0 21600 21600 0 21600 Z N"/>
            </draw:custom-shape>
            <draw:custom-shape draw:name="四角形: 角を丸くする 203" draw:style-name="gr15" draw:text-style-name="P12" svg:width="3.634cm" svg:height="0.312cm" svg:x="4.517cm" svg:y="5.97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z-index="30" draw:style-name="gr1">
            <draw:custom-shape draw:name="正方形/長方形 14" draw:style-name="gr14" draw:text-style-name="P13" svg:width="11.594cm" svg:height="0.453cm" svg:x="4.448cm" svg:y="6.382cm">
              <text:p/>
              <draw:enhanced-geometry svg:viewBox="0 0 21600 21600" draw:type="non-primitive" draw:enhanced-path="M 0 0 L 21600 0 21600 21600 0 21600 Z N"/>
            </draw:custom-shape>
            <draw:custom-shape draw:name="四角形: 角を丸くする 7" draw:style-name="gr15" draw:text-style-name="P12" svg:width="3.634cm" svg:height="0.312cm" svg:x="4.518cm" svg:y="6.448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z-index="31" draw:style-name="gr1">
            <draw:custom-shape draw:name="正方形/長方形 15" draw:style-name="gr14" draw:text-style-name="P13" svg:width="11.594cm" svg:height="0.453cm" svg:x="4.447cm" svg:y="5.429cm">
              <text:p/>
              <draw:enhanced-geometry svg:viewBox="0 0 21600 21600" draw:type="non-primitive" draw:enhanced-path="M 0 0 L 21600 0 21600 21600 0 21600 Z N"/>
            </draw:custom-shape>
            <draw:custom-shape draw:name="四角形: 角を丸くする 8" draw:style-name="gr15" draw:text-style-name="P12" svg:width="3.634cm" svg:height="0.312cm" svg:x="4.517cm" svg:y="5.494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z-index="61" draw:name="グループ化 130" draw:style-name="gr1">
            <draw:custom-shape draw:name="正方形/長方形 131" draw:style-name="gr16" draw:text-style-name="P14" svg:width="11.25cm" svg:height="0.453cm" svg:x="3.058cm" svg:y="25.974cm">
              <text:p/>
              <draw:enhanced-geometry svg:viewBox="0 0 21600 21600" draw:type="non-primitive" draw:enhanced-path="M 0 0 L 21600 0 21600 21600 0 21600 Z N"/>
            </draw:custom-shape>
            <draw:custom-shape draw:name="正方形/長方形 132" draw:style-name="gr17" draw:text-style-name="P15" svg:width="11.25cm" svg:height="0.453cm" svg:x="3.058cm" svg:y="26.421cm">
              <text:p/>
              <draw:enhanced-geometry svg:viewBox="0 0 21600 21600" draw:type="non-primitive" draw:enhanced-path="M 0 0 L 21600 0 21600 21600 0 21600 Z N"/>
            </draw:custom-shape>
            <draw:custom-shape draw:name="正方形/長方形 133" draw:style-name="gr16" draw:text-style-name="P14" svg:width="11.25cm" svg:height="0.453cm" svg:x="3.058cm" svg:y="26.857cm">
              <text:p/>
              <draw:enhanced-geometry svg:viewBox="0 0 21600 21600" draw:type="non-primitive" draw:enhanced-path="M 0 0 L 21600 0 21600 21600 0 21600 Z N"/>
            </draw:custom-shape>
            <draw:custom-shape draw:name="正方形/長方形 134" draw:style-name="gr17" draw:text-style-name="P15" svg:width="11.25cm" svg:height="0.453cm" svg:x="3.058cm" svg:y="27.304cm">
              <text:p/>
              <draw:enhanced-geometry svg:viewBox="0 0 21600 21600" draw:type="non-primitive" draw:enhanced-path="M 0 0 L 21600 0 21600 21600 0 21600 Z N"/>
            </draw:custom-shape>
            <draw:custom-shape draw:name="正方形/長方形 135" draw:style-name="gr16" draw:text-style-name="P14" svg:width="11.25cm" svg:height="0.453cm" svg:x="3.058cm" svg:y="27.752cm">
              <text:p/>
              <draw:enhanced-geometry svg:viewBox="0 0 21600 21600" draw:type="non-primitive" draw:enhanced-path="M 0 0 L 21600 0 21600 21600 0 21600 Z N"/>
            </draw:custom-shape>
            <draw:custom-shape draw:name="正方形/長方形 136" draw:style-name="gr17" draw:text-style-name="P15" svg:width="11.25cm" svg:height="0.453cm" svg:x="3.058cm" svg:y="28.199cm">
              <text:p/>
              <draw:enhanced-geometry svg:viewBox="0 0 21600 21600" draw:type="non-primitive" draw:enhanced-path="M 0 0 L 21600 0 21600 21600 0 21600 Z N"/>
            </draw:custom-shape>
            <draw:custom-shape draw:name="正方形/長方形 137" draw:style-name="gr16" draw:text-style-name="P14" svg:width="11.25cm" svg:height="0.453cm" svg:x="3.058cm" svg:y="28.635cm">
              <text:p/>
              <draw:enhanced-geometry svg:viewBox="0 0 21600 21600" draw:type="non-primitive" draw:enhanced-path="M 0 0 L 21600 0 21600 21600 0 21600 Z N"/>
            </draw:custom-shape>
            <draw:custom-shape draw:name="正方形/長方形 138" draw:style-name="gr17" draw:text-style-name="P15" svg:width="11.25cm" svg:height="0.453cm" svg:x="3.058cm" svg:y="29.082cm">
              <text:p/>
              <draw:enhanced-geometry svg:viewBox="0 0 21600 21600" draw:type="non-primitive" draw:enhanced-path="M 0 0 L 21600 0 21600 21600 0 21600 Z N"/>
            </draw:custom-shape>
          </draw:g>
          <draw:g draw:z-index="62" draw:style-name="gr1">
            <draw:custom-shape draw:name="正方形/長方形 29" draw:style-name="gr18" draw:text-style-name="P1" svg:width="1.009cm" svg:height="0.471cm" svg:x="3.792cm" svg:y="25.495cm">
              <text:p/>
              <draw:enhanced-geometry svg:viewBox="0 0 21600 21600" draw:type="non-primitive" draw:enhanced-path="M 0 0 L 21600 0 21600 21600 0 21600 Z N"/>
            </draw:custom-shape>
            <draw:frame draw:name="テキスト ボックス 31" draw:style-name="gr4" draw:text-style-name="P3" svg:width="0.903cm" svg:height="0.302cm" svg:x="3.867cm" svg:y="26.035cm">
              <draw:text-box>
                <text:p text:style-name="P2"><text:span text:style-name="T1">su1</text:span></text:p>
              </draw:text-box>
            </draw:frame>
            <draw:frame draw:name="テキスト ボックス 32" draw:style-name="gr4" draw:text-style-name="P3" svg:width="0.903cm" svg:height="0.302cm" svg:x="3.867cm" svg:y="26.495cm">
              <draw:text-box>
                <text:p text:style-name="P2"><text:span text:style-name="T1">sz1</text:span></text:p>
              </draw:text-box>
            </draw:frame>
            <draw:frame draw:name="テキスト ボックス 33" draw:style-name="gr4" draw:text-style-name="P3" svg:width="0.903cm" svg:height="0.302cm" svg:x="3.867cm" svg:y="26.93cm">
              <draw:text-box>
                <text:p text:style-name="P4"><text:span text:style-name="T1">bk1</text:span></text:p>
              </draw:text-box>
            </draw:frame>
            <draw:frame draw:name="テキスト ボックス 34" draw:style-name="gr4" draw:text-style-name="P3" svg:width="0.903cm" svg:height="0.302cm" svg:x="3.867cm" svg:y="27.39cm">
              <draw:text-box>
                <text:p text:style-name="P2"><text:span text:style-name="T1">tk1</text:span></text:p>
              </draw:text-box>
            </draw:frame>
            <draw:frame draw:name="テキスト ボックス 35" draw:style-name="gr4" draw:text-style-name="P3" svg:width="0.903cm" svg:height="0.302cm" svg:x="3.867cm" svg:y="27.837cm">
              <draw:text-box>
                <text:p text:style-name="P2"><text:span text:style-name="T1">sob1</text:span></text:p>
              </draw:text-box>
            </draw:frame>
            <draw:frame draw:name="テキスト ボックス 36" draw:style-name="gr4" draw:text-style-name="P3" svg:width="0.903cm" svg:height="0.302cm" svg:x="3.867cm" svg:y="28.273cm">
              <draw:text-box>
                <text:p text:style-name="P2"><text:span text:style-name="T1">kkb1</text:span></text:p>
              </draw:text-box>
            </draw:frame>
            <draw:frame draw:name="テキスト ボックス 37" draw:style-name="gr4" draw:text-style-name="P3" svg:width="0.903cm" svg:height="0.302cm" svg:x="3.867cm" svg:y="28.708cm">
              <draw:text-box>
                <text:p text:style-name="P2"><text:span text:style-name="T1">ttt1</text:span></text:p>
              </draw:text-box>
            </draw:frame>
            <draw:frame draw:name="テキスト ボックス 38" draw:style-name="gr4" draw:text-style-name="P3" svg:width="0.903cm" svg:height="0.302cm" svg:x="3.867cm" svg:y="29.156cm">
              <draw:text-box>
                <text:p text:style-name="P2"><text:span text:style-name="T1">test</text:span></text:p>
              </draw:text-box>
            </draw:frame>
            <draw:frame draw:name="テキスト ボックス 30" draw:style-name="gr4" draw:text-style-name="P3" svg:width="0.923cm" svg:height="0.327cm" svg:x="3.833cm" svg:y="25.583cm">
              <draw:text-box>
                <text:p text:style-name="P2"><text:span text:style-name="T1">所属</text:span><text:span text:style-name="T1">ID</text:span></text:p>
              </draw:text-box>
            </draw:frame>
          </draw:g>
          <draw:g draw:z-index="63" draw:style-name="gr1">
            <draw:custom-shape draw:name="正方形/長方形 40" draw:style-name="gr19" draw:text-style-name="P1" svg:width="2.371cm" svg:height="0.471cm" svg:x="4.819cm" svg:y="25.502cm">
              <text:p/>
              <draw:enhanced-geometry svg:viewBox="0 0 21600 21600" draw:type="non-primitive" draw:enhanced-path="M 0 0 L 21600 0 21600 21600 0 21600 Z N"/>
            </draw:custom-shape>
            <draw:g draw:style-name="gr3">
              <draw:frame draw:name="テキスト ボックス 42" draw:style-name="gr4" draw:text-style-name="P3" svg:width="1.865cm" svg:height="0.302cm" svg:x="4.948cm" svg:y="26.05cm">
                <draw:text-box>
                  <text:p text:style-name="P2"><text:span text:style-name="T1">受付部</text:span></text:p>
                </draw:text-box>
              </draw:frame>
              <draw:frame draw:name="テキスト ボックス 43" draw:style-name="gr4" draw:text-style-name="P3" svg:width="1.865cm" svg:height="0.302cm" svg:x="4.948cm" svg:y="26.509cm">
                <draw:text-box>
                  <text:p text:style-name="P2"><text:span text:style-name="T1">製造部</text:span></text:p>
                </draw:text-box>
              </draw:frame>
              <draw:frame draw:name="テキスト ボックス 44" draw:style-name="gr4" draw:text-style-name="P3" svg:width="1.865cm" svg:height="0.302cm" svg:x="4.948cm" svg:y="26.945cm">
                <draw:text-box>
                  <text:p text:style-name="P2"><text:span text:style-name="T1">部材管理部</text:span></text:p>
                </draw:text-box>
              </draw:frame>
              <draw:frame draw:name="テキスト ボックス 45" draw:style-name="gr4" draw:text-style-name="P3" svg:width="1.865cm" svg:height="0.302cm" svg:x="4.948cm" svg:y="27.404cm">
                <draw:text-box>
                  <text:p text:style-name="P2"><text:span text:style-name="T1">統計部</text:span></text:p>
                </draw:text-box>
              </draw:frame>
              <draw:frame draw:name="テキスト ボックス 46" draw:style-name="gr4" draw:text-style-name="P3" svg:width="1.865cm" svg:height="0.302cm" svg:x="4.948cm" svg:y="27.852cm">
                <draw:text-box>
                  <text:p text:style-name="P2"><text:span text:style-name="T1">製品管理部</text:span></text:p>
                </draw:text-box>
              </draw:frame>
              <draw:frame draw:name="テキスト ボックス 47" draw:style-name="gr4" draw:text-style-name="P3" svg:width="1.865cm" svg:height="0.302cm" svg:x="4.948cm" svg:y="28.287cm">
                <draw:text-box>
                  <text:p text:style-name="P2"><text:span text:style-name="T1">検品検査部</text:span></text:p>
                </draw:text-box>
              </draw:frame>
              <draw:frame draw:name="テキスト ボックス 48" draw:style-name="gr4" draw:text-style-name="P3" svg:width="1.865cm" svg:height="0.302cm" svg:x="4.948cm" svg:y="28.723cm">
                <draw:text-box>
                  <text:p text:style-name="P2"><text:span text:style-name="T1">ああああああ</text:span></text:p>
                </draw:text-box>
              </draw:frame>
              <draw:frame draw:name="テキスト ボックス 49" draw:style-name="gr4" draw:text-style-name="P3" svg:width="1.865cm" svg:height="0.302cm" svg:x="4.948cm" svg:y="29.17cm">
                <draw:text-box>
                  <text:p text:style-name="P2"><text:span text:style-name="T1">テストテスト</text:span></text:p>
                </draw:text-box>
              </draw:frame>
            </draw:g>
            <draw:frame draw:name="テキスト ボックス 41" draw:style-name="gr4" draw:text-style-name="P3" svg:width="1.763cm" svg:height="0.314cm" svg:x="4.953cm" svg:y="25.578cm">
              <draw:text-box>
                <text:p text:style-name="P2"><text:span text:style-name="T1">所属名</text:span></text:p>
              </draw:text-box>
            </draw:frame>
          </draw:g>
          <draw:g draw:z-index="64" draw:style-name="gr1">
            <draw:custom-shape draw:name="正方形/長方形 120" draw:style-name="gr20" draw:text-style-name="P1" svg:width="2.117cm" svg:height="0.471cm" svg:x="7.205cm" svg:y="25.502cm">
              <text:p/>
              <draw:enhanced-geometry svg:viewBox="0 0 21600 21600" draw:type="non-primitive" draw:enhanced-path="M 0 0 L 21600 0 21600 21600 0 21600 Z N"/>
            </draw:custom-shape>
            <draw:g draw:style-name="gr3">
              <draw:frame draw:name="テキスト ボックス 122" draw:style-name="gr4" draw:text-style-name="P3" svg:width="1.822cm" svg:height="0.302cm" svg:x="7.322cm" svg:y="26.05cm">
                <draw:text-box>
                  <text:p text:style-name="P2"><text:span text:style-name="T1">受付部</text:span></text:p>
                </draw:text-box>
              </draw:frame>
              <draw:frame draw:name="テキスト ボックス 123" draw:style-name="gr4" draw:text-style-name="P3" svg:width="1.822cm" svg:height="0.302cm" svg:x="7.322cm" svg:y="26.509cm">
                <draw:text-box>
                  <text:p text:style-name="P2"><text:span text:style-name="T1">製造部</text:span></text:p>
                </draw:text-box>
              </draw:frame>
              <draw:frame draw:name="テキスト ボックス 124" draw:style-name="gr4" draw:text-style-name="P3" svg:width="1.822cm" svg:height="0.302cm" svg:x="7.322cm" svg:y="26.945cm">
                <draw:text-box>
                  <text:p text:style-name="P2"><text:span text:style-name="T1">部材管理部</text:span></text:p>
                </draw:text-box>
              </draw:frame>
              <draw:frame draw:name="テキスト ボックス 125" draw:style-name="gr4" draw:text-style-name="P3" svg:width="1.822cm" svg:height="0.302cm" svg:x="7.322cm" svg:y="27.404cm">
                <draw:text-box>
                  <text:p text:style-name="P2"><text:span text:style-name="T1">統計部</text:span></text:p>
                </draw:text-box>
              </draw:frame>
              <draw:frame draw:name="テキスト ボックス 126" draw:style-name="gr4" draw:text-style-name="P3" svg:width="1.822cm" svg:height="0.302cm" svg:x="7.322cm" svg:y="27.852cm">
                <draw:text-box>
                  <text:p text:style-name="P2"><text:span text:style-name="T1">製品管理部</text:span></text:p>
                </draw:text-box>
              </draw:frame>
              <draw:frame draw:name="テキスト ボックス 127" draw:style-name="gr4" draw:text-style-name="P3" svg:width="1.822cm" svg:height="0.302cm" svg:x="7.322cm" svg:y="28.287cm">
                <draw:text-box>
                  <text:p text:style-name="P2"><text:span text:style-name="T1">検品検査部</text:span></text:p>
                </draw:text-box>
              </draw:frame>
              <draw:frame draw:name="テキスト ボックス 128" draw:style-name="gr4" draw:text-style-name="P3" svg:width="1.822cm" svg:height="0.302cm" svg:x="7.322cm" svg:y="28.723cm">
                <draw:text-box>
                  <text:p text:style-name="P2"><text:span text:style-name="T1">ああああああ</text:span></text:p>
                </draw:text-box>
              </draw:frame>
              <draw:frame draw:name="テキスト ボックス 129" draw:style-name="gr4" draw:text-style-name="P3" svg:width="1.822cm" svg:height="0.302cm" svg:x="7.322cm" svg:y="29.17cm">
                <draw:text-box>
                  <text:p text:style-name="P2"><text:span text:style-name="T1">テストテスト</text:span></text:p>
                </draw:text-box>
              </draw:frame>
            </draw:g>
            <draw:frame draw:name="テキスト ボックス 121" draw:style-name="gr4" draw:text-style-name="P3" svg:width="1.576cm" svg:height="0.314cm" svg:x="7.278cm" svg:y="25.592cm">
              <draw:text-box>
                <text:p text:style-name="P2"><text:span text:style-name="T1">所属名略称</text:span></text:p>
              </draw:text-box>
            </draw:frame>
          </draw:g>
          <draw:g draw:z-index="65" draw:style-name="gr1">
            <draw:custom-shape draw:name="正方形/長方形 140" draw:style-name="gr21" draw:text-style-name="P1" svg:width="1.871cm" svg:height="0.47cm" svg:x="10.557cm" svg:y="25.503cm">
              <text:p/>
              <draw:enhanced-geometry svg:viewBox="0 0 21600 21600" draw:type="non-primitive" draw:enhanced-path="M 0 0 L 21600 0 21600 21600 0 21600 Z N"/>
            </draw:custom-shape>
            <draw:frame draw:name="テキスト ボックス 142" draw:style-name="gr4" draw:text-style-name="P3" svg:width="1.796cm" svg:height="0.302cm" svg:x="10.564cm" svg:y="26.05cm">
              <draw:text-box>
                <text:p text:style-name="P2"><text:span text:style-name="T1">2019</text:span><text:span text:style-name="T1">年</text:span><text:span text:style-name="T1">3</text:span><text:span text:style-name="T1">月</text:span><text:span text:style-name="T1">1</text:span><text:span text:style-name="T1">日</text:span></text:p>
              </draw:text-box>
            </draw:frame>
            <draw:frame draw:name="テキスト ボックス 143" draw:style-name="gr4" draw:text-style-name="P3" svg:width="1.796cm" svg:height="0.302cm" svg:x="10.564cm" svg:y="26.494cm">
              <draw:text-box>
                <text:p text:style-name="P2"><text:span text:style-name="T1">2019</text:span><text:span text:style-name="T1">年</text:span><text:span text:style-name="T1">3</text:span><text:span text:style-name="T1">月</text:span><text:span text:style-name="T1">8</text:span><text:span text:style-name="T1">日</text:span></text:p>
              </draw:text-box>
            </draw:frame>
            <draw:frame draw:name="テキスト ボックス 144" draw:style-name="gr4" draw:text-style-name="P3" svg:width="1.796cm" svg:height="0.302cm" svg:x="10.564cm" svg:y="26.938cm">
              <draw:text-box>
                <text:p text:style-name="P2"><text:span text:style-name="T1">2019</text:span><text:span text:style-name="T1">年</text:span><text:span text:style-name="T1">3</text:span><text:span text:style-name="T1">月</text:span><text:span text:style-name="T1">12</text:span><text:span text:style-name="T1">日</text:span></text:p>
              </draw:text-box>
            </draw:frame>
            <draw:frame draw:name="テキスト ボックス 145" draw:style-name="gr4" draw:text-style-name="P3" svg:width="1.796cm" svg:height="0.302cm" svg:x="10.564cm" svg:y="27.411cm">
              <draw:text-box>
                <text:p text:style-name="P2"><text:span text:style-name="T1">2019</text:span><text:span text:style-name="T1">年</text:span><text:span text:style-name="T1">6</text:span><text:span text:style-name="T1">月</text:span><text:span text:style-name="T1">18</text:span><text:span text:style-name="T1">日</text:span></text:p>
              </draw:text-box>
            </draw:frame>
            <draw:frame draw:name="テキスト ボックス 146" draw:style-name="gr4" draw:text-style-name="P3" svg:width="1.796cm" svg:height="0.302cm" svg:x="10.564cm" svg:y="27.829cm">
              <draw:text-box>
                <text:p text:style-name="P2"><text:span text:style-name="T1">2019</text:span><text:span text:style-name="T1">年</text:span><text:span text:style-name="T1">10</text:span><text:span text:style-name="T1">月</text:span><text:span text:style-name="T1">10</text:span><text:span text:style-name="T1">日</text:span></text:p>
              </draw:text-box>
            </draw:frame>
            <draw:frame draw:name="テキスト ボックス 151" draw:style-name="gr4" draw:text-style-name="P3" svg:width="1.796cm" svg:height="0.302cm" svg:x="10.564cm" svg:y="28.257cm">
              <draw:text-box>
                <text:p text:style-name="P2"><text:span text:style-name="T1">2019</text:span><text:span text:style-name="T1">年</text:span><text:span text:style-name="T1">11</text:span><text:span text:style-name="T1">月</text:span><text:span text:style-name="T1">11</text:span><text:span text:style-name="T1">日</text:span></text:p>
              </draw:text-box>
            </draw:frame>
            <draw:frame draw:name="テキスト ボックス 153" draw:style-name="gr4" draw:text-style-name="P3" svg:width="1.796cm" svg:height="0.302cm" svg:x="10.557cm" svg:y="28.73cm">
              <draw:text-box>
                <text:p text:style-name="P2"><text:span text:style-name="T1">2020</text:span><text:span text:style-name="T1">年</text:span><text:span text:style-name="T1">12</text:span><text:span text:style-name="T1">月</text:span><text:span text:style-name="T1">25</text:span><text:span text:style-name="T1">日</text:span></text:p>
              </draw:text-box>
            </draw:frame>
            <draw:frame draw:name="テキスト ボックス 154" draw:style-name="gr4" draw:text-style-name="P3" svg:width="1.796cm" svg:height="0.302cm" svg:x="10.564cm" svg:y="29.193cm">
              <draw:text-box>
                <text:p text:style-name="P2"><text:span text:style-name="T1">2022</text:span><text:span text:style-name="T1">年</text:span><text:span text:style-name="T1">12</text:span><text:span text:style-name="T1">月</text:span><text:span text:style-name="T1">31</text:span><text:span text:style-name="T1">日</text:span></text:p>
              </draw:text-box>
            </draw:frame>
            <draw:frame draw:name="テキスト ボックス 141" draw:style-name="gr4" draw:text-style-name="P3" svg:width="1.75cm" svg:height="0.314cm" svg:x="10.631cm" svg:y="25.587cm">
              <draw:text-box>
                <text:p text:style-name="P2"><text:span text:style-name="T1">適用開始日</text:span></text:p>
              </draw:text-box>
            </draw:frame>
          </draw:g>
          <draw:g draw:z-index="66" draw:style-name="gr1">
            <draw:custom-shape draw:name="正方形/長方形 4" draw:style-name="gr22" draw:text-style-name="P1" svg:width="1.216cm" svg:height="0.471cm" svg:x="9.334cm" svg:y="25.502cm">
              <text:p/>
              <draw:enhanced-geometry svg:viewBox="0 0 21600 21600" draw:type="non-primitive" draw:enhanced-path="M 0 0 L 21600 0 21600 21600 0 21600 Z N"/>
            </draw:custom-shape>
            <draw:frame draw:name="テキスト ボックス 2" draw:style-name="gr4" draw:text-style-name="P3" svg:width="1.088cm" svg:height="0.327cm" svg:x="9.375cm" svg:y="25.597cm">
              <draw:text-box>
                <text:p text:style-name="P2"><text:span text:style-name="T1">所属人数</text:span></text:p>
              </draw:text-box>
            </draw:frame>
            <draw:frame draw:name="テキスト ボックス 31" draw:style-name="gr8" draw:text-style-name="P6" svg:width="0.903cm" svg:height="0.302cm" svg:x="9.418cm" svg:y="26.042cm">
              <draw:text-box>
                <text:p text:style-name="P5"><text:span text:style-name="T1">8</text:span></text:p>
              </draw:text-box>
            </draw:frame>
            <draw:frame draw:name="テキスト ボックス 32" draw:style-name="gr8" draw:text-style-name="P6" svg:width="0.903cm" svg:height="0.302cm" svg:x="9.418cm" svg:y="26.502cm">
              <draw:text-box>
                <text:p text:style-name="P5"><text:span text:style-name="T1">107</text:span></text:p>
              </draw:text-box>
            </draw:frame>
            <draw:frame draw:name="テキスト ボックス 33" draw:style-name="gr4" draw:text-style-name="P3" svg:width="0.903cm" svg:height="0.302cm" svg:x="9.418cm" svg:y="26.937cm">
              <draw:text-box>
                <text:p text:style-name="P4"><text:span text:style-name="T1">10</text:span></text:p>
              </draw:text-box>
            </draw:frame>
            <draw:frame draw:name="テキスト ボックス 34" draw:style-name="gr4" draw:text-style-name="P3" svg:width="0.903cm" svg:height="0.302cm" svg:x="9.418cm" svg:y="27.397cm">
              <draw:text-box>
                <text:p text:style-name="P2"><text:span text:style-name="T1">12</text:span></text:p>
              </draw:text-box>
            </draw:frame>
            <draw:frame draw:name="テキスト ボックス 35" draw:style-name="gr4" draw:text-style-name="P3" svg:width="0.903cm" svg:height="0.302cm" svg:x="9.418cm" svg:y="27.844cm">
              <draw:text-box>
                <text:p text:style-name="P2"><text:span text:style-name="T1">20</text:span></text:p>
              </draw:text-box>
            </draw:frame>
            <draw:frame draw:name="テキスト ボックス 36" draw:style-name="gr4" draw:text-style-name="P3" svg:width="0.903cm" svg:height="0.302cm" svg:x="9.418cm" svg:y="28.28cm">
              <draw:text-box>
                <text:p text:style-name="P2"><text:span text:style-name="T1">8</text:span></text:p>
              </draw:text-box>
            </draw:frame>
            <draw:frame draw:name="テキスト ボックス 37" draw:style-name="gr4" draw:text-style-name="P3" svg:width="0.903cm" svg:height="0.302cm" svg:x="9.418cm" svg:y="28.715cm">
              <draw:text-box>
                <text:p text:style-name="P2"><text:span text:style-name="T1">999</text:span></text:p>
              </draw:text-box>
            </draw:frame>
            <draw:frame draw:name="テキスト ボックス 38" draw:style-name="gr4" draw:text-style-name="P3" svg:width="0.903cm" svg:height="0.302cm" svg:x="9.418cm" svg:y="29.163cm">
              <draw:text-box>
                <text:p text:style-name="P2"><text:span text:style-name="T1">801</text:span></text:p>
              </draw:text-box>
            </draw:frame>
          </draw:g>
          <draw:g draw:z-index="67" draw:style-name="gr1">
            <draw:custom-shape draw:name="正方形/長方形 27" draw:style-name="gr23" draw:text-style-name="P1" svg:width="0.735cm" svg:height="0.478cm" svg:x="3.059cm" svg:y="25.495cm">
              <text:p/>
              <draw:enhanced-geometry svg:viewBox="0 0 21600 21600" draw:type="non-primitive" draw:enhanced-path="M 0 0 L 21600 0 21600 21600 0 21600 Z N"/>
            </draw:custom-shape>
            <draw:g draw:style-name="gr3">
              <draw:frame draw:name="図 2" draw:style-name="gr10" draw:text-style-name="P7" svg:width="0.253cm" svg:height="0.271cm" svg:x="3.274cm" svg:y="26.065cm">
                <draw:image xlink:href="Pictures/10000000000000300000003388498A9E7AEC9379.png" xlink:type="simple" xlink:show="embed" xlink:actuate="onLoad" draw:mime-type="image/png">
                  <text:p/>
                </draw:image>
              </draw:frame>
              <draw:frame draw:name="図 1" draw:style-name="gr10" draw:text-style-name="P7" svg:width="0.253cm" svg:height="0.271cm" svg:x="3.274cm" svg:y="26.482cm">
                <draw:image xlink:href="Pictures/10000000000000300000003388498A9E7AEC9379.png" xlink:type="simple" xlink:show="embed" xlink:actuate="onLoad" draw:mime-type="image/png">
                  <text:p/>
                </draw:image>
              </draw:frame>
              <draw:frame draw:name="図 3" draw:style-name="gr10" draw:text-style-name="P7" svg:width="0.253cm" svg:height="0.271cm" svg:x="3.274cm" svg:y="26.92cm">
                <draw:image xlink:href="Pictures/10000000000000300000003388498A9E7AEC9379.png" xlink:type="simple" xlink:show="embed" xlink:actuate="onLoad" draw:mime-type="image/png">
                  <text:p/>
                </draw:image>
              </draw:frame>
              <draw:frame draw:name="図 4" draw:style-name="gr10" draw:text-style-name="P7" svg:width="0.253cm" svg:height="0.271cm" svg:x="3.274cm" svg:y="27.371cm">
                <draw:image xlink:href="Pictures/10000000000000300000003388498A9E7AEC9379.png" xlink:type="simple" xlink:show="embed" xlink:actuate="onLoad" draw:mime-type="image/png">
                  <text:p/>
                </draw:image>
              </draw:frame>
              <draw:frame draw:name="図 5" draw:style-name="gr10" draw:text-style-name="P7" svg:width="0.253cm" svg:height="0.271cm" svg:x="3.274cm" svg:y="27.816cm">
                <draw:image xlink:href="Pictures/10000000000000300000003388498A9E7AEC9379.png" xlink:type="simple" xlink:show="embed" xlink:actuate="onLoad" draw:mime-type="image/png">
                  <text:p/>
                </draw:image>
              </draw:frame>
              <draw:frame draw:name="図 6" draw:style-name="gr10" draw:text-style-name="P7" svg:width="0.253cm" svg:height="0.271cm" svg:x="3.274cm" svg:y="28.268cm">
                <draw:image xlink:href="Pictures/10000000000000300000003388498A9E7AEC9379.png" xlink:type="simple" xlink:show="embed" xlink:actuate="onLoad" draw:mime-type="image/png">
                  <text:p/>
                </draw:image>
              </draw:frame>
              <draw:frame draw:name="図 7" draw:style-name="gr10" draw:text-style-name="P7" svg:width="0.253cm" svg:height="0.271cm" svg:x="3.274cm" svg:y="28.705cm">
                <draw:image xlink:href="Pictures/10000000000000300000003388498A9E7AEC9379.png" xlink:type="simple" xlink:show="embed" xlink:actuate="onLoad" draw:mime-type="image/png">
                  <text:p/>
                </draw:image>
              </draw:frame>
              <draw:frame draw:name="図 8" draw:style-name="gr10" draw:text-style-name="P7" svg:width="0.253cm" svg:height="0.271cm" svg:x="3.274cm" svg:y="29.157cm">
                <draw:image xlink:href="Pictures/10000000000000300000003388498A9E7AEC9379.png" xlink:type="simple" xlink:show="embed" xlink:actuate="onLoad" draw:mime-type="image/png">
                  <text:p/>
                </draw:image>
              </draw:frame>
            </draw:g>
          </draw:g>
          <draw:g draw:z-index="68" draw:style-name="gr1">
            <draw:custom-shape draw:name="正方形/長方形 3" draw:style-name="gr24" draw:text-style-name="P1" svg:width="1.871cm" svg:height="0.468cm" svg:x="12.434cm" svg:y="25.505cm">
              <text:p/>
              <draw:enhanced-geometry svg:viewBox="0 0 21600 21600" draw:type="non-primitive" draw:enhanced-path="M 0 0 L 21600 0 21600 21600 0 21600 Z N"/>
            </draw:custom-shape>
            <draw:frame draw:name="テキスト ボックス 1" draw:style-name="gr4" draw:text-style-name="P3" svg:width="1.75cm" svg:height="0.314cm" svg:x="12.491cm" svg:y="25.597cm">
              <draw:text-box>
                <text:p text:style-name="P2"><text:span text:style-name="T1">適用終了日</text:span></text:p>
              </draw:text-box>
            </draw:frame>
            <draw:frame draw:name="テキスト ボックス 3" draw:style-name="gr4" draw:text-style-name="P3" svg:width="1.739cm" svg:height="0.302cm" svg:x="12.463cm" svg:y="26.05cm">
              <draw:text-box>
                <text:p text:style-name="P2"><text:span text:style-name="T1">2020</text:span><text:span text:style-name="T1">年</text:span><text:span text:style-name="T1">2</text:span><text:span text:style-name="T1">月</text:span><text:span text:style-name="T1">28</text:span><text:span text:style-name="T1">日</text:span></text:p>
              </draw:text-box>
            </draw:frame>
          </draw:g>
          <draw:frame draw:z-index="69" draw:name="テキスト ボックス 4" draw:style-name="gr4" draw:text-style-name="P3" svg:width="1.294cm" svg:height="0.338cm" svg:x="9.762cm" svg:y="25.035cm">
            <draw:text-box>
              <text:p text:style-name="P10"><text:span text:style-name="T3">件数：</text:span><text:span text:style-name="T1">22</text:span></text:p>
            </draw:text-box>
          </draw:frame>
          <draw:g draw:z-index="70" draw:style-name="gr1">
            <draw:custom-shape draw:name="四角形: 角を丸くする 1" draw:style-name="gr25" draw:text-style-name="P9" svg:width="0.299cm" svg:height="0.269cm" svg:x="7.821cm" svg:y="25.083cm">
              <text:p text:style-name="P8"><text:span text:style-name="T2">⇤</text:span></text:p>
              <draw:enhanced-geometry svg:viewBox="0 0 21600 21600" draw:mirror-horizontal="false" draw:mirror-vertical="false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draw:name="四角形: 角を丸くする 2" draw:style-name="gr25" draw:text-style-name="P9" svg:width="0.299cm" svg:height="0.269cm" svg:x="8.749cm" svg:y="25.082cm">
              <text:p text:style-name="P8"><text:span text:style-name="T2">⇥</text:span></text:p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draw:name="四角形: 角を丸くする 3" draw:style-name="gr25" draw:text-style-name="P9" svg:width="0.299cm" svg:height="0.269cm" svg:x="9.148cm" svg:y="25.082cm">
              <text:p text:style-name="P8"><text:span text:style-name="T2">→</text:span></text:p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draw:name="四角形: 角を丸くする 4" draw:style-name="gr25" draw:text-style-name="P9" svg:width="0.299cm" svg:height="0.269cm" svg:x="7.391cm" svg:y="25.083cm">
              <text:p text:style-name="P8"><text:span text:style-name="T2">←</text:span></text:p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name="テキスト ボックス 5" draw:style-name="gr4" draw:text-style-name="P3" svg:width="0.569cm" svg:height="0.363cm" svg:x="8.157cm" svg:y="25.05cm">
              <draw:text-box>
                <text:p text:style-name="P10"><text:span text:style-name="T4">1/3</text:span></text:p>
              </draw:text-box>
            </draw:frame>
          </draw:g>
          <draw:g draw:z-index="76" draw:style-name="gr1">
            <draw:custom-shape draw:name="正方形/長方形 6" draw:style-name="gr12" draw:text-style-name="P11" svg:width="11.588cm" svg:height="0.453cm" svg:x="4.458cm" svg:y="23.702cm">
              <text:p text:style-name="P8"><text:span text:style-name="T5">　　　　　　　　　～</text:span></text:p>
              <draw:enhanced-geometry svg:viewBox="0 0 21600 21600" draw:type="non-primitive" draw:enhanced-path="M 0 0 L 21600 0 21600 21600 0 21600 Z N"/>
            </draw:custom-shape>
            <draw:custom-shape draw:name="四角形: 角を丸くする 5" draw:style-name="gr26" draw:text-style-name="P17" svg:width="2.355cm" svg:height="0.312cm" svg:x="4.528cm" svg:y="23.773cm">
              <text:p text:style-name="P16"><text:span text:style-name="T6">2022.03.17</text:span></text:p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draw:name="四角形: 角を丸くする 6" draw:style-name="gr27" draw:text-style-name="P15" svg:width="2.355cm" svg:height="0.312cm" svg:x="7.56cm" svg:y="23.773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z-index="77" draw:style-name="gr1">
            <draw:custom-shape draw:name="正方形/長方形 33" draw:style-name="gr14" draw:text-style-name="P13" svg:width="11.594cm" svg:height="0.453cm" svg:x="4.447cm" svg:y="22.753cm">
              <text:p/>
              <draw:enhanced-geometry svg:viewBox="0 0 21600 21600" draw:type="non-primitive" draw:enhanced-path="M 0 0 L 21600 0 21600 21600 0 21600 Z N"/>
            </draw:custom-shape>
            <draw:custom-shape draw:name="四角形: 角を丸くする 203" draw:style-name="gr28" draw:text-style-name="P15" svg:width="3.634cm" svg:height="0.312cm" svg:x="4.517cm" svg:y="22.819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z-index="78" draw:style-name="gr1">
            <draw:custom-shape draw:name="正方形/長方形 14" draw:style-name="gr14" draw:text-style-name="P13" svg:width="11.594cm" svg:height="0.453cm" svg:x="4.455cm" svg:y="23.232cm">
              <text:p/>
              <draw:enhanced-geometry svg:viewBox="0 0 21600 21600" draw:type="non-primitive" draw:enhanced-path="M 0 0 L 21600 0 21600 21600 0 21600 Z N"/>
            </draw:custom-shape>
            <draw:custom-shape draw:name="四角形: 角を丸くする 7" draw:style-name="gr28" draw:text-style-name="P15" svg:width="3.634cm" svg:height="0.312cm" svg:x="4.525cm" svg:y="23.298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z-index="79" draw:style-name="gr1">
            <draw:custom-shape draw:name="正方形/長方形 15" draw:style-name="gr14" draw:text-style-name="P13" svg:width="11.594cm" svg:height="0.453cm" svg:x="4.447cm" svg:y="22.278cm">
              <text:p/>
              <draw:enhanced-geometry svg:viewBox="0 0 21600 21600" draw:type="non-primitive" draw:enhanced-path="M 0 0 L 21600 0 21600 21600 0 21600 Z N"/>
            </draw:custom-shape>
            <draw:custom-shape draw:name="四角形: 角を丸くする 8" draw:style-name="gr28" draw:text-style-name="P15" svg:width="3.634cm" svg:height="0.312cm" svg:x="4.517cm" svg:y="22.343cm">
              <text:p/>
    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frame draw:z-index="93" draw:name="テキスト枠 1" draw:style-name="gr29" draw:text-style-name="P18" svg:width="2.277cm" svg:height="1.462cm" svg:x="8.826cm" svg:y="17.983cm">
            <draw:text-box>
              <text:p/>
            </draw:text-box>
          </draw:frame>
          <draw:g draw:z-index="94" draw:style-name="gr1">
            <draw:custom-shape draw:name="正方形/長方形 140" draw:style-name="gr30" draw:text-style-name="P1" svg:width="1.871cm" svg:height="0.459cm" svg:x="10.103cm" svg:y="8.64cm">
              <text:p/>
              <draw:enhanced-geometry svg:viewBox="0 0 21600 21600" draw:type="non-primitive" draw:enhanced-path="M 0 0 L 21600 0 21600 21600 0 21600 Z N"/>
            </draw:custom-shape>
            <draw:frame draw:name="テキスト ボックス 142" draw:style-name="gr4" draw:text-style-name="P3" svg:width="1.796cm" svg:height="0.302cm" svg:x="10.11cm" svg:y="9.187cm">
              <draw:text-box>
                <text:p text:style-name="P2"><text:span text:style-name="T1">2019</text:span><text:span text:style-name="T1">年</text:span><text:span text:style-name="T1">3</text:span><text:span text:style-name="T1">月</text:span><text:span text:style-name="T1">1</text:span><text:span text:style-name="T1">日</text:span></text:p>
              </draw:text-box>
            </draw:frame>
            <draw:frame draw:name="テキスト ボックス 143" draw:style-name="gr4" draw:text-style-name="P3" svg:width="1.796cm" svg:height="0.302cm" svg:x="10.11cm" svg:y="9.631cm">
              <draw:text-box>
                <text:p text:style-name="P2"><text:span text:style-name="T1">2019</text:span><text:span text:style-name="T1">年</text:span><text:span text:style-name="T1">3</text:span><text:span text:style-name="T1">月</text:span><text:span text:style-name="T1">8</text:span><text:span text:style-name="T1">日</text:span></text:p>
              </draw:text-box>
            </draw:frame>
            <draw:frame draw:name="テキスト ボックス 144" draw:style-name="gr4" draw:text-style-name="P3" svg:width="1.796cm" svg:height="0.302cm" svg:x="10.11cm" svg:y="10.075cm">
              <draw:text-box>
                <text:p text:style-name="P2"><text:span text:style-name="T1">2019</text:span><text:span text:style-name="T1">年</text:span><text:span text:style-name="T1">3</text:span><text:span text:style-name="T1">月</text:span><text:span text:style-name="T1">12</text:span><text:span text:style-name="T1">日</text:span></text:p>
              </draw:text-box>
            </draw:frame>
            <draw:frame draw:name="テキスト ボックス 145" draw:style-name="gr4" draw:text-style-name="P3" svg:width="1.796cm" svg:height="0.302cm" svg:x="10.11cm" svg:y="10.548cm">
              <draw:text-box>
                <text:p text:style-name="P2"><text:span text:style-name="T1">2019</text:span><text:span text:style-name="T1">年</text:span><text:span text:style-name="T1">6</text:span><text:span text:style-name="T1">月</text:span><text:span text:style-name="T1">18</text:span><text:span text:style-name="T1">日</text:span></text:p>
              </draw:text-box>
            </draw:frame>
            <draw:frame draw:name="テキスト ボックス 146" draw:style-name="gr4" draw:text-style-name="P3" svg:width="1.796cm" svg:height="0.302cm" svg:x="10.11cm" svg:y="10.966cm">
              <draw:text-box>
                <text:p text:style-name="P2"><text:span text:style-name="T1">2019</text:span><text:span text:style-name="T1">年</text:span><text:span text:style-name="T1">10</text:span><text:span text:style-name="T1">月</text:span><text:span text:style-name="T1">10</text:span><text:span text:style-name="T1">日</text:span></text:p>
              </draw:text-box>
            </draw:frame>
            <draw:frame draw:name="テキスト ボックス 151" draw:style-name="gr4" draw:text-style-name="P3" svg:width="1.796cm" svg:height="0.302cm" svg:x="10.11cm" svg:y="11.394cm">
              <draw:text-box>
                <text:p text:style-name="P2"><text:span text:style-name="T1">2019</text:span><text:span text:style-name="T1">年</text:span><text:span text:style-name="T1">11</text:span><text:span text:style-name="T1">月</text:span><text:span text:style-name="T1">11</text:span><text:span text:style-name="T1">日</text:span></text:p>
              </draw:text-box>
            </draw:frame>
            <draw:frame draw:name="テキスト ボックス 153" draw:style-name="gr4" draw:text-style-name="P3" svg:width="1.796cm" svg:height="0.302cm" svg:x="10.103cm" svg:y="11.867cm">
              <draw:text-box>
                <text:p text:style-name="P2"><text:span text:style-name="T1">2020</text:span><text:span text:style-name="T1">年</text:span><text:span text:style-name="T1">12</text:span><text:span text:style-name="T1">月</text:span><text:span text:style-name="T1">25</text:span><text:span text:style-name="T1">日</text:span></text:p>
              </draw:text-box>
            </draw:frame>
            <draw:frame draw:name="テキスト ボックス 154" draw:style-name="gr4" draw:text-style-name="P3" svg:width="1.796cm" svg:height="0.302cm" svg:x="10.11cm" svg:y="12.33cm">
              <draw:text-box>
                <text:p text:style-name="P2"><text:span text:style-name="T1">2022</text:span><text:span text:style-name="T1">年</text:span><text:span text:style-name="T1">12</text:span><text:span text:style-name="T1">月</text:span><text:span text:style-name="T1">31</text:span><text:span text:style-name="T1">日</text:span></text:p>
              </draw:text-box>
            </draw:frame>
            <draw:frame draw:name="テキスト ボックス 141" draw:style-name="gr4" draw:text-style-name="P3" svg:width="1.75cm" svg:height="0.314cm" svg:x="10.177cm" svg:y="8.724cm">
              <draw:text-box>
                <text:p text:style-name="P2"><text:span text:style-name="T1">適用開始日</text:span></text:p>
              </draw:text-box>
            </draw:frame>
          </draw:g>
          <draw:g draw:z-index="95" draw:style-name="gr1">
            <draw:custom-shape draw:name="正方形/長方形 3" draw:style-name="gr31" draw:text-style-name="P1" svg:width="1.871cm" svg:height="0.457cm" svg:x="11.98cm" svg:y="8.642cm">
              <text:p/>
              <draw:enhanced-geometry svg:viewBox="0 0 21600 21600" draw:type="non-primitive" draw:enhanced-path="M 0 0 L 21600 0 21600 21600 0 21600 Z N"/>
            </draw:custom-shape>
            <draw:frame draw:name="テキスト ボックス 1" draw:style-name="gr4" draw:text-style-name="P3" svg:width="1.75cm" svg:height="0.314cm" svg:x="12.037cm" svg:y="8.734cm">
              <draw:text-box>
                <text:p text:style-name="P2"><text:span text:style-name="T1">適用終了日</text:span></text:p>
              </draw:text-box>
            </draw:frame>
            <draw:frame draw:name="テキスト ボックス 3" draw:style-name="gr4" draw:text-style-name="P3" svg:width="1.739cm" svg:height="0.302cm" svg:x="12.009cm" svg:y="9.187cm">
              <draw:text-box>
                <text:p text:style-name="P2"><text:span text:style-name="T1">2020</text:span><text:span text:style-name="T1">年</text:span><text:span text:style-name="T1">2</text:span><text:span text:style-name="T1">月</text:span><text:span text:style-name="T1">28</text:span><text:span text:style-name="T1">日</text:span></text:p>
              </draw:text-box>
            </draw:frame>
          </draw:g>
        </table:shapes>
        <table:table-column table:style-name="co6" table:number-columns-repeated="1024" table:default-cell-style-name="ce33"/>
        <table:table-row table:style-name="ro2">
          <table:table-cell table:style-name="ce66" office:value-type="string" calcext:value-type="string" table:number-columns-spanned="10" table:number-rows-spanned="4">
            <text:p>プロジェクト名</text:p>
          </table:table-cell>
          <table:covered-table-cell table:number-columns-repeated="9" table:style-name="ce67"/>
          <table:table-cell table:style-name="ce100" table:formula="of:=[更新履歴.C1]" office:value-type="string" office:string-value="B-FORME 〇〇工場開発システム" calcext:value-type="string" table:number-columns-spanned="12" table:number-rows-spanned="4">
            <text:p>B-FORME 〇〇工場開発システム</text:p>
          </table:table-cell>
          <table:covered-table-cell table:number-columns-repeated="11" table:style-name="ce67"/>
          <table:table-cell table:style-name="ce66" office:value-type="string" calcext:value-type="string" table:number-columns-spanned="4" table:number-rows-spanned="4">
            <text:p>画面名</text:p>
          </table:table-cell>
          <table:covered-table-cell table:number-columns-repeated="3" table:style-name="ce67"/>
          <table:table-cell table:style-name="ce100" table:formula="of:=[更新履歴.H1]" office:value-type="string" office:string-value="部署情報" calcext:value-type="string" table:number-columns-spanned="8" table:number-rows-spanned="4">
            <text:p>部署情報</text:p>
          </table:table-cell>
          <table:covered-table-cell table:number-columns-repeated="7" table:style-name="ce67"/>
          <table:table-cell table:style-name="ce66" office:value-type="string" calcext:value-type="string" table:number-columns-spanned="4" table:number-rows-spanned="4">
            <text:p>画面ID</text:p>
          </table:table-cell>
          <table:covered-table-cell table:number-columns-repeated="3" table:style-name="ce67"/>
          <table:table-cell table:style-name="ce140" office:value-type="string" calcext:value-type="string" table:number-columns-spanned="9" table:number-rows-spanned="4">
            <text:p>bfmk07</text:p>
          </table:table-cell>
          <table:covered-table-cell table:number-columns-repeated="8" table:style-name="ce67"/>
          <table:table-cell table:style-name="ce66" office:value-type="string" calcext:value-type="string" table:number-columns-spanned="4" table:number-rows-spanned="1">
            <text:p>登録年月日</text:p>
          </table:table-cell>
          <table:covered-table-cell table:number-columns-repeated="3" table:style-name="ce67"/>
          <table:table-cell table:style-name="ce142" table:formula="of:=[更新履歴.M1]" office:value-type="date" office:date-value="2022-03-16" calcext:value-type="date" table:number-columns-spanned="6" table:number-rows-spanned="1">
            <text:p>2022年3月16日</text:p>
          </table:table-cell>
          <table:covered-table-cell table:number-columns-repeated="5" table:style-name="ce67"/>
          <table:table-cell table:number-columns-repeated="967"/>
        </table:table-row>
        <table:table-row table:style-name="ro1">
          <table:covered-table-cell table:number-columns-repeated="47" table:style-name="ce67"/>
          <table:table-cell table:style-name="ce66" office:value-type="string" calcext:value-type="string" table:number-columns-spanned="4" table:number-rows-spanned="1">
            <text:p>登録者</text:p>
          </table:table-cell>
          <table:covered-table-cell table:number-columns-repeated="3" table:style-name="ce67"/>
          <table:table-cell table:style-name="ce141" table:formula="of:=IF([更新履歴.$N5]=&quot;&quot;;&quot;&quot;;&quot;BFM)&quot;&amp;[更新履歴.$N5])" office:value-type="string" office:string-value="BFM)木村" calcext:value-type="string" table:number-columns-spanned="6" table:number-rows-spanned="1">
            <text:p>BFM)木村</text:p>
          </table:table-cell>
          <table:covered-table-cell table:number-columns-repeated="5" table:style-name="ce67"/>
          <table:table-cell table:number-columns-repeated="967"/>
        </table:table-row>
        <table:table-row table:style-name="ro1">
          <table:covered-table-cell table:number-columns-repeated="47" table:style-name="ce67"/>
          <table:table-cell table:style-name="ce66" office:value-type="string" calcext:value-type="string" table:number-columns-spanned="4" table:number-rows-spanned="1">
            <text:p>更新年月日</text:p>
          </table:table-cell>
          <table:covered-table-cell table:number-columns-repeated="3" table:style-name="ce67"/>
          <table:table-cell table:style-name="ce142" table:formula="of:=[更新履歴.M2]" office:value-type="date" office:date-value="2023-06-01" calcext:value-type="date" table:number-columns-spanned="6" table:number-rows-spanned="1">
            <text:p>2023年6月1日</text:p>
          </table:table-cell>
          <table:covered-table-cell table:number-columns-repeated="5" table:style-name="ce67"/>
          <table:table-cell table:number-columns-repeated="967"/>
        </table:table-row>
        <table:table-row table:style-name="ro1">
          <table:covered-table-cell table:number-columns-repeated="47" table:style-name="ce67"/>
          <table:table-cell table:style-name="ce66" office:value-type="string" calcext:value-type="string" table:number-columns-spanned="4" table:number-rows-spanned="1">
            <text:p>更新者</text:p>
          </table:table-cell>
          <table:covered-table-cell table:number-columns-repeated="3" table:style-name="ce67"/>
          <table:table-cell table:style-name="ce141" table:formula="of:=IF([更新履歴.$P5]=&quot;&quot;;&quot;&quot;;&quot;BFM)&quot;&amp;[更新履歴.$P5])" office:value-type="string" office:string-value="BFM)木村" calcext:value-type="string" table:number-columns-spanned="6" table:number-rows-spanned="1">
            <text:p>BFM)木村</text:p>
          </table:table-cell>
          <table:covered-table-cell table:number-columns-repeated="5" table:style-name="ce67"/>
          <table:table-cell table:number-columns-repeated="967"/>
        </table:table-row>
        <table:table-row table:style-name="ro1">
          <table:table-cell table:style-name="ce2"/>
          <table:table-cell table:style-name="ce3" table:number-columns-repeated="40"/>
          <table:table-cell table:style-name="ce37"/>
          <table:table-cell table:style-name="ce3" office:value-type="string" calcext:value-type="string">
            <text:p>【画面の項目】</text:p>
          </table:table-cell>
          <table:table-cell table:style-name="ce3" table:number-columns-repeated="13"/>
          <table:table-cell table:style-name="ce37"/>
          <table:table-cell table:number-columns-repeated="967"/>
        </table:table-row>
        <table:table-row table:style-name="ro1">
          <table:table-cell table:style-name="ce5"/>
          <table:table-cell table:number-columns-repeated="40"/>
          <table:table-cell table:style-name="ce6"/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所属ID（操作不能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40"/>
          <table:table-cell table:style-name="ce6"/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部署名（操作不能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40"/>
          <table:table-cell table:style-name="ce6"/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部署名略称（操作不能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40"/>
          <table:table-cell table:style-name="ce6"/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適用日（FROM）（操作不能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32" office:value-type="string" calcext:value-type="string">
            <text:p>初期表示（参照権限のみ有り）</text:p>
          </table:table-cell>
          <table:table-cell table:number-columns-repeated="37"/>
          <table:table-cell table:style-name="ce6"/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適用月日（TO）（操作不能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24">
            <draw:custom-shape draw:z-index="4" draw:name="正方形/長方形 59" draw:style-name="gr32" draw:text-style-name="P19" svg:width="5.178cm" svg:height="0.8cm" svg:x="0.033cm" svg:y="0.049cm">
              <text:p text:style-name="P8"><text:span text:style-name="T7">B-FORME </text:span><text:span text:style-name="T7">〇〇</text:span><text:span text:style-name="T8">開発</text:span><text:span text:style-name="T7">システム　部署情報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25" table:number-columns-repeated="9"/>
          <table:table-cell table:style-name="ce25">
            <draw:custom-shape draw:z-index="6" draw:name="正方形/長方形 61" draw:style-name="gr32" draw:text-style-name="P19" svg:width="4.27cm" svg:height="0.8cm" svg:x="0.376cm" svg:y="0.049cm">
              <text:p text:style-name="P20"><text:span text:style-name="T7">□□</text:span><text:span text:style-name="T7">工場　〇〇部　△△ △△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25" table:number-columns-repeated="8"/>
          <table:table-cell table:style-name="ce25">
            <draw:custom-shape draw:z-index="5" draw:name="正方形/長方形 60" draw:style-name="gr33" draw:text-style-name="P19" svg:width="4.461cm" svg:height="0.8cm" svg:x="0.309cm" svg:y="0.033cm">
              <text:p text:style-name="P8"><text:span text:style-name="T7">ログイン日時：</text:span><text:span text:style-name="T7">2022/03/17 09:10:16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25" table:number-columns-repeated="8"/>
          <table:table-cell table:style-name="ce25">
            <draw:g draw:z-index="7" draw:name="グループ化 62" draw:style-name="gr3">
              <draw:connector draw:name="直線コネクタ 63" draw:style-name="gr34" draw:text-style-name="P7" draw:type="line" svg:x1="0.471cm" svg:y1="0.241cm" svg:x2="0.858cm" svg:y2="0.241cm" svg:d="M15563 4771h387" svg:viewBox="0 0 388 1">
                <text:p/>
              </draw:connector>
              <draw:connector draw:name="直線コネクタ 64" draw:style-name="gr34" draw:text-style-name="P7" draw:type="line" svg:x1="0.471cm" svg:y1="0.433cm" svg:x2="0.858cm" svg:y2="0.433cm" svg:d="M15563 4963h387" svg:viewBox="0 0 388 1">
                <text:p/>
              </draw:connector>
              <draw:connector draw:name="直線コネクタ 65" draw:style-name="gr34" draw:text-style-name="P7" draw:type="line" svg:x1="0.471cm" svg:y1="0.641cm" svg:x2="0.858cm" svg:y2="0.641cm" svg:d="M15563 5171h387" svg:viewBox="0 0 388 1">
                <text:p/>
              </draw:connector>
            </draw:g>
          </table:table-cell>
          <table:table-cell table:style-name="ce27"/>
          <table:table-cell table:style-name="ce5"/>
          <table:table-cell table:number-columns-repeated="7"/>
          <table:table-cell table:style-name="ce6"/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メッセージ欄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28"/>
          <table:table-cell table:style-name="ce35" table:number-columns-repeated="4"/>
          <table:table-cell table:style-name="ce35">
            <draw:custom-shape draw:z-index="34" draw:name="正方形/長方形 12" draw:style-name="gr35" draw:text-style-name="P19" svg:width="0.488cm" svg:height="0.64cm" svg:x="0.211cm" svg:y="0.365cm">
              <text:p text:style-name="P8"><text:span text:style-name="T9">①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5" table:number-columns-repeated="23"/>
          <table:table-cell table:style-name="ce29"/>
          <table:table-cell table:style-name="ce5"/>
          <table:table-cell table:number-columns-repeated="7"/>
          <table:table-cell table:style-name="ce6"/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戻るボタン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24" draw:name="正方形/長方形 25" draw:style-name="gr36" draw:text-style-name="P21" svg:width="2.969cm" svg:height="0.453cm" svg:x="-0.001cm" svg:y="-0.002cm">
              <text:p text:style-name="P8"><text:span text:style-name="T5">所属</text:span><text:span text:style-name="T5">ID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4"/>
          <table:table-cell table:style-name="ce36">
            <draw:custom-shape draw:z-index="35" draw:name="正方形/長方形 13" draw:style-name="gr35" draw:text-style-name="P19" svg:width="0.488cm" svg:height="0.64cm" svg:x="0.206cm" svg:y="0.394cm">
              <text:p text:style-name="P8"><text:span text:style-name="T9">②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3"/>
          <table:table-cell table:style-name="ce20"/>
          <table:table-cell table:style-name="ce5"/>
          <table:table-cell table:number-columns-repeated="7"/>
          <table:table-cell table:style-name="ce6"/>
          <table:table-cell/>
          <table:table-cell office:value-type="string" calcext:value-type="string">
            <text:p>⑧</text:p>
          </table:table-cell>
          <table:table-cell table:style-name="ce77" office:value-type="string" calcext:value-type="string">
            <text:p>クリアボタン（操作不能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25" draw:name="正方形/長方形 2" draw:style-name="gr36" draw:text-style-name="P21" svg:width="2.969cm" svg:height="0.453cm" svg:x="-0.001cm" svg:y="0.022cm">
              <text:p text:style-name="P8"><text:span text:style-name="T10">部署名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4"/>
          <table:table-cell table:style-name="ce36">
            <draw:custom-shape draw:z-index="37" draw:name="正方形/長方形 9" draw:style-name="gr35" draw:text-style-name="P19" svg:width="0.488cm" svg:height="0.64cm" svg:x="0.193cm" svg:y="0.41cm">
              <text:p text:style-name="P8"><text:span text:style-name="T9">③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3"/>
          <table:table-cell table:style-name="ce20"/>
          <table:table-cell table:style-name="ce5"/>
          <table:table-cell table:number-columns-repeated="7"/>
          <table:table-cell table:style-name="ce6"/>
          <table:table-cell/>
          <table:table-cell office:value-type="string" calcext:value-type="string">
            <text:p>⑨</text:p>
          </table:table-cell>
          <table:table-cell office:value-type="string" calcext:value-type="string">
            <text:p>登録ボタン（操作不能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26" draw:name="正方形/長方形 5" draw:style-name="gr36" draw:text-style-name="P21" svg:width="2.969cm" svg:height="0.453cm" svg:x="-0.001cm" svg:y="0.041cm">
              <text:p text:style-name="P8"><text:span text:style-name="T5">部署名略称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4"/>
          <table:table-cell table:style-name="ce36">
            <draw:custom-shape draw:z-index="36" draw:name="正方形/長方形 10" draw:style-name="gr35" draw:text-style-name="P19" svg:width="0.488cm" svg:height="0.64cm" svg:x="0.209cm" svg:y="0.439cm">
              <text:p text:style-name="P8"><text:span text:style-name="T9">④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5"/>
          <table:table-cell table:style-name="ce36">
            <draw:custom-shape draw:z-index="40" draw:name="正方形/長方形 16" draw:style-name="gr37" draw:text-style-name="P22" svg:width="0.554cm" svg:height="0.467cm" svg:x="0.385cm" svg:y="0.335cm">
              <text:p text:style-name="P8"><text:span text:style-name="T9">⑤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8"/>
          <table:table-cell table:style-name="ce36">
            <draw:custom-shape draw:z-index="14" draw:name="正方形/長方形 11" draw:style-name="gr35" draw:text-style-name="P19" svg:width="0.488cm" svg:height="0.64cm" svg:x="0.22cm" svg:y="0.428cm">
              <text:p text:style-name="P8"><text:span text:style-name="T9">⑤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8"/>
          <table:table-cell table:style-name="ce20"/>
          <table:table-cell table:style-name="ce8" office:value-type="float" office:value="200" calcext:value-type="float">
            <text:p>200</text:p>
          </table:table-cell>
          <table:table-cell table:number-columns-repeated="7"/>
          <table:table-cell table:style-name="ce6"/>
          <table:table-cell/>
          <table:table-cell office:value-type="string" calcext:value-type="string">
            <text:p>⑩</text:p>
          </table:table-cell>
          <table:table-cell office:value-type="string" calcext:value-type="string">
            <text:p>削除ボタン（操作不能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27" draw:name="正方形/長方形 28" draw:style-name="gr38" draw:text-style-name="P21" svg:width="2.969cm" svg:height="0.445cm" svg:x="-0.002cm" svg:y="0.062cm">
              <text:p text:style-name="P8"><text:span text:style-name="T5">適用日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18"/>
          <table:table-cell table:style-name="ce36">
            <draw:custom-shape draw:z-index="33" draw:name="正方形/長方形 177" draw:style-name="gr39" draw:text-style-name="P22" svg:width="0.488cm" svg:height="0.5cm" svg:x="0.104cm" svg:y="0.449cm">
              <text:p text:style-name="P8"><text:span text:style-name="T9">⑦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"/>
          <table:table-cell table:style-name="ce36">
            <draw:custom-shape draw:z-index="41" draw:name="正方形/長方形 197" draw:style-name="gr40" draw:text-style-name="P22" svg:width="0.512cm" svg:height="0.435cm" svg:x="0.239cm" svg:y="0.423cm">
              <text:p text:style-name="P8"><text:span text:style-name="T9">⑧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3"/>
          <table:table-cell table:style-name="ce36">
            <draw:custom-shape draw:z-index="39" draw:name="正方形/長方形 198" draw:style-name="gr41" draw:text-style-name="P22" svg:width="0.488cm" svg:height="0.409cm" svg:x="0.021cm" svg:y="0.427cm">
              <text:p text:style-name="P8"><text:span text:style-name="T9">⑨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"/>
          <table:table-cell table:style-name="ce20"/>
          <table:table-cell table:style-name="ce9"/>
          <table:table-cell table:number-columns-repeated="7"/>
          <table:table-cell table:style-name="ce6"/>
          <table:table-cell/>
          <table:table-cell office:value-type="string" calcext:value-type="string">
            <text:p>⑪</text:p>
          </table:table-cell>
          <table:table-cell office:value-type="string" calcext:value-type="string">
            <text:p>ページ変更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/>
          <table:table-cell>
            <draw:custom-shape draw:z-index="0" draw:name="正方形/長方形 167" draw:style-name="gr42" draw:text-style-name="P11" svg:width="14.608cm" svg:height="6.22cm" svg:x="0.471cm" svg:y="0.086cm">
              <text:p text:style-name="P8"><text:span text:style-name="T11">　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19">
            <draw:custom-shape draw:z-index="3" draw:name="正方形/長方形 8" draw:style-name="gr43" draw:text-style-name="P15" svg:width="8.84cm" svg:height="0.506cm" svg:x="0.225cm" svg:y="0.219cm">
              <text:p/>
              <draw:enhanced-geometry svg:viewBox="0 0 21600 21600" draw:type="non-primitive" draw:enhanced-path="M 0 0 L 21600 0 21600 21600 0 21600 Z N"/>
            </draw:custom-shape>
            <draw:custom-shape draw:z-index="32" draw:name="正方形/長方形 26" draw:style-name="gr44" draw:text-style-name="P22" svg:width="0.488cm" svg:height="0.514cm" svg:x="0.025cm" svg:y="0.072cm">
              <text:p text:style-name="P8"><text:span text:style-name="T9">⑥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18"/>
          <table:table-cell table:style-name="ce36">
            <draw:custom-shape draw:z-index="2" draw:name="正方形/長方形 7" draw:style-name="gr45" draw:text-style-name="P24" svg:width="1.238cm" svg:height="0.493cm" svg:x="0.414cm" svg:y="0.199cm">
              <text:p text:style-name="P23"><text:span text:style-name="T11">戻る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3"/>
          <table:table-cell table:style-name="ce36">
            <draw:custom-shape draw:z-index="23" draw:name="正方形/長方形 1" draw:style-name="gr46" draw:text-style-name="P25" svg:width="1.245cm" svg:height="0.493cm" svg:x="0.113cm" svg:y="0.201cm">
              <text:p text:style-name="P23"><text:span text:style-name="T12">クリア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"/>
          <table:table-cell table:style-name="ce36">
            <draw:custom-shape draw:z-index="8" draw:name="正方形/長方形 107" draw:style-name="gr47" draw:text-style-name="P26" svg:width="1.245cm" svg:height="0.493cm" svg:x="0.361cm" svg:y="0.201cm">
              <text:p text:style-name="P23"><text:span text:style-name="T13">登録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"/>
          <table:table-cell table:style-name="ce20"/>
          <table:table-cell table:style-name="ce9"/>
          <table:table-cell table:number-columns-repeated="7"/>
          <table:table-cell table:style-name="ce6"/>
          <table:table-cell/>
          <table:table-cell office:value-type="string" calcext:value-type="string">
            <text:p>⑫</text:p>
          </table:table-cell>
          <table:table-cell office:value-type="string" calcext:value-type="string">
            <text:p>件数表示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1" draw:name="正方形/長方形 118" draw:style-name="gr48" draw:text-style-name="P27" svg:width="14.592cm" svg:height="5.465cm" svg:x="0cm" svg:y="0.392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6">
            <draw:custom-shape draw:z-index="38" draw:name="正方形/長方形 199" draw:style-name="gr49" draw:text-style-name="P22" svg:width="0.488cm" svg:height="0.407cm" svg:x="0.378cm" svg:y="0.303cm">
              <text:p text:style-name="P8"><text:span text:style-name="T9">⑩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9"/>
          <table:table-cell table:style-name="ce36">
            <draw:custom-shape draw:z-index="42" draw:name="正方形/長方形 17" draw:style-name="gr49" draw:text-style-name="P22" svg:width="0.488cm" svg:height="0.407cm" svg:x="0.044cm" svg:y="0.328cm">
              <text:p text:style-name="P8"><text:span text:style-name="T9">⑪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4"/>
          <table:table-cell table:style-name="ce36">
            <draw:custom-shape draw:z-index="44" draw:name="正方形/長方形 19" draw:style-name="gr49" draw:text-style-name="P22" svg:width="0.488cm" svg:height="0.407cm" svg:x="0.096cm" svg:y="0.328cm">
              <text:p text:style-name="P8"><text:span text:style-name="T9">⑫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12"/>
          <table:table-cell table:style-name="ce20"/>
          <table:table-cell table:style-name="ce9"/>
          <table:table-cell table:number-columns-repeated="7"/>
          <table:table-cell table:style-name="ce6"/>
          <table:table-cell/>
          <table:table-cell office:value-type="string" calcext:value-type="string">
            <text:p>⑬</text:p>
          </table:table-cell>
          <table:table-cell office:value-type="string" calcext:value-type="string">
            <text:p>リスト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/>
          <table:table-cell table:style-name="ce36">
            <draw:custom-shape draw:z-index="15" draw:name="四角形: 角を丸くする 155" draw:style-name="gr50" draw:text-style-name="P28" svg:width="1.225cm" svg:height="0.439cm" svg:x="0.163cm" svg:y="0.011cm">
              <text:p text:style-name="P23"><text:span text:style-name="T12">削除</text:span></text:p>
              <draw:enhanced-geometry svg:viewBox="0 0 21600 21600" draw:path-stretchpoint-x="10800" draw:path-stretchpoint-y="10800" draw:text-areas="?f3 ?f4 ?f5 ?f6" draw:type="non-primitive" draw:modifiers="2307.27272727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ce36" table:number-columns-repeated="26"/>
          <table:table-cell table:style-name="ce20"/>
          <table:table-cell table:style-name="ce9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>
            <draw:custom-shape draw:z-index="43" draw:name="正方形/長方形 18" draw:style-name="gr49" draw:text-style-name="P22" svg:width="0.488cm" svg:height="0.407cm" svg:x="0.307cm" svg:y="0.394cm">
              <text:p text:style-name="P8"><text:span text:style-name="T9">⑬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7"/>
          <table:table-cell table:style-name="ce20"/>
          <table:table-cell table:style-name="ce8" office:value-type="float" office:value="400" calcext:value-type="float">
            <text:p>400</text:p>
          </table:table-cell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/>
          <table:table-cell table:style-name="ce36">
            <draw:g draw:z-index="16" draw:name="グループ化 130" draw:style-name="gr1">
              <draw:custom-shape draw:name="正方形/長方形 131" draw:style-name="gr16" draw:text-style-name="P14" svg:width="11.25cm" svg:height="0.453cm" svg:x="0.173cm" svg:y="0.044cm">
                <text:p/>
                <draw:enhanced-geometry svg:viewBox="0 0 21600 21600" draw:type="non-primitive" draw:enhanced-path="M 0 0 L 21600 0 21600 21600 0 21600 Z N"/>
              </draw:custom-shape>
              <draw:custom-shape draw:name="正方形/長方形 132" draw:style-name="gr17" draw:text-style-name="P15" svg:width="11.25cm" svg:height="0.453cm" svg:x="0.173cm" svg:y="0.491cm">
                <text:p/>
                <draw:enhanced-geometry svg:viewBox="0 0 21600 21600" draw:type="non-primitive" draw:enhanced-path="M 0 0 L 21600 0 21600 21600 0 21600 Z N"/>
              </draw:custom-shape>
              <draw:custom-shape draw:name="正方形/長方形 133" draw:style-name="gr16" draw:text-style-name="P14" svg:width="11.25cm" svg:height="0.453cm" svg:x="0.173cm" svg:y="0.927cm">
                <text:p/>
                <draw:enhanced-geometry svg:viewBox="0 0 21600 21600" draw:type="non-primitive" draw:enhanced-path="M 0 0 L 21600 0 21600 21600 0 21600 Z N"/>
              </draw:custom-shape>
              <draw:custom-shape draw:name="正方形/長方形 134" draw:style-name="gr17" draw:text-style-name="P15" svg:width="11.25cm" svg:height="0.453cm" svg:x="0.173cm" svg:y="1.374cm">
                <text:p/>
                <draw:enhanced-geometry svg:viewBox="0 0 21600 21600" draw:type="non-primitive" draw:enhanced-path="M 0 0 L 21600 0 21600 21600 0 21600 Z N"/>
              </draw:custom-shape>
              <draw:custom-shape draw:name="正方形/長方形 135" draw:style-name="gr16" draw:text-style-name="P14" svg:width="11.25cm" svg:height="0.453cm" svg:x="0.173cm" svg:y="1.822cm">
                <text:p/>
                <draw:enhanced-geometry svg:viewBox="0 0 21600 21600" draw:type="non-primitive" draw:enhanced-path="M 0 0 L 21600 0 21600 21600 0 21600 Z N"/>
              </draw:custom-shape>
              <draw:custom-shape draw:name="正方形/長方形 136" draw:style-name="gr17" draw:text-style-name="P15" svg:width="11.25cm" svg:height="0.453cm" svg:x="0.173cm" svg:y="2.269cm">
                <text:p/>
                <draw:enhanced-geometry svg:viewBox="0 0 21600 21600" draw:type="non-primitive" draw:enhanced-path="M 0 0 L 21600 0 21600 21600 0 21600 Z N"/>
              </draw:custom-shape>
              <draw:custom-shape draw:name="正方形/長方形 137" draw:style-name="gr16" draw:text-style-name="P14" svg:width="11.25cm" svg:height="0.453cm" svg:x="0.173cm" svg:y="2.705cm">
                <text:p/>
                <draw:enhanced-geometry svg:viewBox="0 0 21600 21600" draw:type="non-primitive" draw:enhanced-path="M 0 0 L 21600 0 21600 21600 0 21600 Z N"/>
              </draw:custom-shape>
              <draw:custom-shape draw:name="正方形/長方形 138" draw:style-name="gr17" draw:text-style-name="P15" svg:width="11.25cm" svg:height="0.453cm" svg:x="0.173cm" svg:y="3.152cm">
                <text:p/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style-name="ce36" table:number-columns-repeated="26"/>
          <table:table-cell table:style-name="ce20"/>
          <table:table-cell table:style-name="ce9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28"/>
          <table:table-cell table:style-name="ce20"/>
          <table:table-cell table:style-name="ce8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18"/>
          <table:table-cell table:style-name="ce36">
            <draw:frame draw:z-index="9" draw:name="テキスト ボックス 147" draw:style-name="gr51" draw:text-style-name="P3" svg:width="1.52cm" svg:height="0.305cm" svg:x="0.341cm" svg:y="0.003cm">
              <draw:text-box>
                <text:p/>
              </draw:text-box>
            </draw:frame>
          </table:table-cell>
          <table:table-cell table:style-name="ce36" table:number-columns-repeated="9"/>
          <table:table-cell table:style-name="ce20"/>
          <table:table-cell table:style-name="ce9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18"/>
          <table:table-cell table:style-name="ce36">
            <draw:frame draw:z-index="10" draw:name="テキスト ボックス 148" draw:style-name="gr51" draw:text-style-name="P3" svg:width="1.52cm" svg:height="0.305cm" svg:x="0.341cm" svg:y="0cm">
              <draw:text-box>
                <text:p/>
              </draw:text-box>
            </draw:frame>
            <draw:frame draw:z-index="11" draw:name="テキスト ボックス 149" draw:style-name="gr51" draw:text-style-name="P3" svg:width="1.52cm" svg:height="0.31cm" svg:x="0.341cm" svg:y="0.44cm">
              <draw:text-box>
                <text:p/>
              </draw:text-box>
            </draw:frame>
          </table:table-cell>
          <table:table-cell table:style-name="ce36" table:number-columns-repeated="9"/>
          <table:table-cell table:style-name="ce20"/>
          <table:table-cell table:style-name="ce9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18"/>
          <table:table-cell table:style-name="ce36">
            <draw:frame draw:z-index="12" draw:name="テキスト ボックス 150" draw:style-name="gr51" draw:text-style-name="P3" svg:width="1.52cm" svg:height="0.31cm" svg:x="0.341cm" svg:y="0.437cm">
              <draw:text-box>
                <text:p/>
              </draw:text-box>
            </draw:frame>
          </table:table-cell>
          <table:table-cell table:style-name="ce36" table:number-columns-repeated="9"/>
          <table:table-cell table:style-name="ce20"/>
          <table:table-cell table:style-name="ce8" office:value-type="float" office:value="600" calcext:value-type="float">
            <text:p>600</text:p>
          </table:table-cell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28"/>
          <table:table-cell table:style-name="ce20"/>
          <table:table-cell table:style-name="ce5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18"/>
          <table:table-cell table:style-name="ce36">
            <draw:frame draw:z-index="13" draw:name="テキスト ボックス 152" draw:style-name="gr51" draw:text-style-name="P3" svg:width="1.52cm" svg:height="0.31cm" svg:x="0.341cm" svg:y="0.394cm">
              <draw:text-box>
                <text:p/>
              </draw:text-box>
            </draw:frame>
          </table:table-cell>
          <table:table-cell table:style-name="ce36" table:number-columns-repeated="9"/>
          <table:table-cell table:style-name="ce20"/>
          <table:table-cell table:style-name="ce5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 table:number-rows-repeated="2">
          <table:table-cell table:style-name="ce5"/>
          <table:table-cell table:number-columns-repeated="2"/>
          <table:table-cell table:style-name="ce19"/>
          <table:table-cell table:style-name="ce36" table:number-columns-repeated="28"/>
          <table:table-cell table:style-name="ce20"/>
          <table:table-cell table:style-name="ce5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21"/>
          <table:table-cell table:style-name="ce22" table:number-columns-repeated="28"/>
          <table:table-cell table:style-name="ce23"/>
          <table:table-cell table:style-name="ce5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 table:number-rows-repeated="4">
          <table:table-cell table:style-name="ce5"/>
          <table:table-cell table:number-columns-repeated="40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style-name="ce68" table:number-columns-repeated="39"/>
          <table:table-cell/>
          <table:table-cell table:style-name="ce6"/>
          <table:table-cell/>
          <table:table-cell table:style-name="ce68" table:number-columns-repeated="12"/>
          <table:table-cell/>
          <table:table-cell table:style-name="ce6"/>
          <table:table-cell table:number-columns-repeated="967"/>
        </table:table-row>
        <table:table-row table:style-name="ro1" table:number-rows-repeated="4">
          <table:table-cell table:style-name="ce68" table:number-columns-repeated="40"/>
          <table:table-cell/>
          <table:table-cell table:style-name="ce6"/>
          <table:table-cell/>
          <table:table-cell table:style-name="ce68" table:number-columns-repeated="12"/>
          <table:table-cell/>
          <table:table-cell table:style-name="ce6"/>
          <table:table-cell table:number-columns-repeated="967"/>
        </table:table-row>
        <table:table-row table:style-name="ro1">
          <table:table-cell table:style-name="ce52" table:number-columns-repeated="40"/>
          <table:table-cell/>
          <table:table-cell table:style-name="ce6"/>
          <table:table-cell/>
          <table:table-cell table:style-name="ce52" table:number-columns-repeated="12"/>
          <table:table-cell/>
          <table:table-cell table:style-name="ce6"/>
          <table:table-cell table:number-columns-repeated="967"/>
        </table:table-row>
        <table:table-row table:style-name="ro1">
          <table:table-cell table:style-name="ce52" table:number-columns-repeated="40"/>
          <table:table-cell table:style-name="ce68"/>
          <table:table-cell table:style-name="ce6"/>
          <table:table-cell table:style-name="ce68"/>
          <table:table-cell table:style-name="ce52" table:number-columns-repeated="12"/>
          <table:table-cell table:style-name="ce68"/>
          <table:table-cell table:style-name="ce6"/>
          <table:table-cell table:style-name="ce68"/>
          <table:table-cell table:number-columns-repeated="966"/>
        </table:table-row>
        <table:table-row table:style-name="ro1">
          <table:table-cell table:style-name="ce5"/>
          <table:table-cell table:style-name="ce68" table:number-columns-repeated="40"/>
          <table:table-cell table:style-name="ce6"/>
          <table:table-cell table:style-name="ce68" table:number-columns-repeated="14"/>
          <table:table-cell table:style-name="ce6"/>
          <table:table-cell table:number-columns-repeated="967"/>
        </table:table-row>
        <table:table-row table:style-name="ro3" table:number-rows-repeated="3">
          <table:table-cell table:style-name="ce5"/>
          <table:table-cell table:number-columns-repeated="40"/>
          <table:table-cell table:style-name="ce6"/>
          <table:table-cell/>
          <table:table-cell table:style-name="Default" table:number-columns-repeated="3"/>
          <table:table-cell table:number-columns-repeated="10"/>
          <table:table-cell table:style-name="ce6"/>
          <table:table-cell table:number-columns-repeated="967"/>
        </table:table-row>
        <table:table-row table:style-name="ro3">
          <table:table-cell table:style-name="ce5"/>
          <table:table-cell table:number-columns-repeated="40"/>
          <table:table-cell table:style-name="ce6"/>
          <table:table-cell table:style-name="ce68" office:value-type="string" calcext:value-type="string">
            <text:p>【画面の項目】</text:p>
          </table:table-cell>
          <table:table-cell table:style-name="Default" table:number-columns-repeated="3"/>
          <table:table-cell table:number-columns-repeated="10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32" office:value-type="string" calcext:value-type="string">
            <text:p>初期表示（操作権限有り）</text:p>
          </table:table-cell>
          <table:table-cell table:number-columns-repeated="37"/>
          <table:table-cell table:style-name="ce6"/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所属ID（必須項目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24">
            <draw:custom-shape draw:z-index="49" draw:name="正方形/長方形 59" draw:style-name="gr52" draw:text-style-name="P22" svg:width="5.178cm" svg:height="0.8cm" svg:x="0.033cm" svg:y="0.05cm">
              <text:p text:style-name="P8"><text:span text:style-name="T7">B-FORME </text:span><text:span text:style-name="T7">〇〇</text:span><text:span text:style-name="T8">開発</text:span><text:span text:style-name="T7">システム　部署情報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25" table:number-columns-repeated="9"/>
          <table:table-cell table:style-name="ce25">
            <draw:custom-shape draw:z-index="51" draw:name="正方形/長方形 61" draw:style-name="gr53" draw:text-style-name="P29" svg:width="4.27cm" svg:height="0.8cm" svg:x="0.376cm" svg:y="0.05cm">
              <text:p text:style-name="P20"><text:span text:style-name="T7">□□</text:span><text:span text:style-name="T7">工場　〇〇部　△△ △△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25" table:number-columns-repeated="8"/>
          <table:table-cell table:style-name="ce25">
            <draw:custom-shape draw:z-index="50" draw:name="正方形/長方形 60" draw:style-name="gr54" draw:text-style-name="P22" svg:width="4.461cm" svg:height="0.8cm" svg:x="0.309cm" svg:y="0.034cm">
              <text:p text:style-name="P8"><text:span text:style-name="T7">ログイン日時：</text:span><text:span text:style-name="T7">2022/03/17 09:10:16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25" table:number-columns-repeated="8"/>
          <table:table-cell table:style-name="ce25">
            <draw:g draw:z-index="52" draw:name="グループ化 62" draw:style-name="gr3">
              <draw:connector draw:name="直線コネクタ 63" draw:style-name="gr34" draw:text-style-name="P7" draw:type="line" svg:x1="0.471cm" svg:y1="0.242cm" svg:x2="0.858cm" svg:y2="0.242cm" svg:d="M15563 21620h387" svg:viewBox="0 0 388 1">
                <text:p/>
              </draw:connector>
              <draw:connector draw:name="直線コネクタ 64" draw:style-name="gr34" draw:text-style-name="P7" draw:type="line" svg:x1="0.471cm" svg:y1="0.434cm" svg:x2="0.858cm" svg:y2="0.434cm" svg:d="M15563 21812h387" svg:viewBox="0 0 388 1">
                <text:p/>
              </draw:connector>
              <draw:connector draw:name="直線コネクタ 65" draw:style-name="gr34" draw:text-style-name="P7" draw:type="line" svg:x1="0.471cm" svg:y1="0.642cm" svg:x2="0.858cm" svg:y2="0.642cm" svg:d="M15563 22020h387" svg:viewBox="0 0 388 1">
                <text:p/>
              </draw:connector>
            </draw:g>
          </table:table-cell>
          <table:table-cell table:style-name="ce27"/>
          <table:table-cell table:style-name="ce5"/>
          <table:table-cell table:number-columns-repeated="7"/>
          <table:table-cell table:style-name="ce6"/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部署名（必須項目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28"/>
          <table:table-cell table:style-name="ce35" table:number-columns-repeated="4"/>
          <table:table-cell table:style-name="ce35">
            <draw:custom-shape draw:z-index="82" draw:name="正方形/長方形 12" draw:style-name="gr55" draw:text-style-name="P22" svg:width="0.488cm" svg:height="0.64cm" svg:x="0.211cm" svg:y="0.365cm">
              <text:p text:style-name="P8"><text:span text:style-name="T9">①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5" table:number-columns-repeated="23"/>
          <table:table-cell table:style-name="ce29"/>
          <table:table-cell table:style-name="ce5"/>
          <table:table-cell table:number-columns-repeated="7"/>
          <table:table-cell table:style-name="ce6"/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部署名略称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72" draw:name="正方形/長方形 25" draw:style-name="gr36" draw:text-style-name="P21" svg:width="2.969cm" svg:height="0.453cm" svg:x="-0.001cm" svg:y="-0.001cm">
              <text:p text:style-name="P8"><text:span text:style-name="T5">所属</text:span><text:span text:style-name="T5">ID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4"/>
          <table:table-cell table:style-name="ce36">
            <draw:custom-shape draw:z-index="83" draw:name="正方形/長方形 13" draw:style-name="gr55" draw:text-style-name="P22" svg:width="0.488cm" svg:height="0.64cm" svg:x="0.206cm" svg:y="0.395cm">
              <text:p text:style-name="P8"><text:span text:style-name="T9">②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3"/>
          <table:table-cell table:style-name="ce20"/>
          <table:table-cell table:style-name="ce5"/>
          <table:table-cell table:number-columns-repeated="7"/>
          <table:table-cell table:style-name="ce6"/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適用日（FROM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73" draw:name="正方形/長方形 2" draw:style-name="gr36" draw:text-style-name="P21" svg:width="2.969cm" svg:height="0.453cm" svg:x="-0.001cm" svg:y="0.022cm">
              <text:p text:style-name="P8"><text:span text:style-name="T10">部署名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4"/>
          <table:table-cell table:style-name="ce36">
            <draw:custom-shape draw:z-index="85" draw:name="正方形/長方形 9" draw:style-name="gr55" draw:text-style-name="P22" svg:width="0.488cm" svg:height="0.64cm" svg:x="0.193cm" svg:y="0.41cm">
              <text:p text:style-name="P8"><text:span text:style-name="T9">③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3"/>
          <table:table-cell table:style-name="ce20"/>
          <table:table-cell table:style-name="ce5"/>
          <table:table-cell table:number-columns-repeated="7"/>
          <table:table-cell table:style-name="ce6"/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適用日（TO）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74" draw:name="正方形/長方形 5" draw:style-name="gr36" draw:text-style-name="P21" svg:width="2.969cm" svg:height="0.453cm" svg:x="0.005cm" svg:y="0.048cm">
              <text:p text:style-name="P8"><text:span text:style-name="T5">部署名略称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4"/>
          <table:table-cell table:style-name="ce36">
            <draw:custom-shape draw:z-index="84" draw:name="正方形/長方形 10" draw:style-name="gr55" draw:text-style-name="P22" svg:width="0.488cm" svg:height="0.64cm" svg:x="0.209cm" svg:y="0.44cm">
              <text:p text:style-name="P8"><text:span text:style-name="T9">④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5"/>
          <table:table-cell table:style-name="ce36">
            <draw:custom-shape draw:z-index="88" draw:name="正方形/長方形 16" draw:style-name="gr37" draw:text-style-name="P22" svg:width="0.554cm" svg:height="0.467cm" svg:x="0.385cm" svg:y="0.336cm">
              <text:p text:style-name="P8"><text:span text:style-name="T9">⑤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8"/>
          <table:table-cell table:style-name="ce36">
            <draw:custom-shape draw:z-index="59" draw:name="正方形/長方形 11" draw:style-name="gr55" draw:text-style-name="P22" svg:width="0.488cm" svg:height="0.64cm" svg:x="0.22cm" svg:y="0.429cm">
              <text:p text:style-name="P8"><text:span text:style-name="T9">⑤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8"/>
          <table:table-cell table:style-name="ce20"/>
          <table:table-cell table:style-name="ce8" office:value-type="float" office:value="200" calcext:value-type="float">
            <text:p>200</text:p>
          </table:table-cell>
          <table:table-cell table:number-columns-repeated="7"/>
          <table:table-cell table:style-name="ce6"/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メッセージ欄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75" draw:name="正方形/長方形 28" draw:style-name="gr38" draw:text-style-name="P21" svg:width="2.969cm" svg:height="0.445cm" svg:x="-0.001cm" svg:y="0.074cm">
              <text:p text:style-name="P8"><text:span text:style-name="T5">適用日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18"/>
          <table:table-cell table:style-name="ce36">
            <draw:custom-shape draw:z-index="81" draw:name="正方形/長方形 177" draw:style-name="gr39" draw:text-style-name="P22" svg:width="0.488cm" svg:height="0.5cm" svg:x="0.104cm" svg:y="0.449cm">
              <text:p text:style-name="P8"><text:span text:style-name="T9">⑦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"/>
          <table:table-cell table:style-name="ce36">
            <draw:custom-shape draw:z-index="89" draw:name="正方形/長方形 197" draw:style-name="gr40" draw:text-style-name="P22" svg:width="0.512cm" svg:height="0.435cm" svg:x="0.239cm" svg:y="0.423cm">
              <text:p text:style-name="P8"><text:span text:style-name="T9">⑧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3"/>
          <table:table-cell table:style-name="ce36">
            <draw:custom-shape draw:z-index="87" draw:name="正方形/長方形 198" draw:style-name="gr41" draw:text-style-name="P22" svg:width="0.488cm" svg:height="0.409cm" svg:x="0.021cm" svg:y="0.427cm">
              <text:p text:style-name="P8"><text:span text:style-name="T9">⑨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"/>
          <table:table-cell table:style-name="ce20"/>
          <table:table-cell table:style-name="ce9"/>
          <table:table-cell table:number-columns-repeated="7"/>
          <table:table-cell table:style-name="ce6"/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戻るボタン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/>
          <table:table-cell>
            <draw:custom-shape draw:z-index="45" draw:name="正方形/長方形 167" draw:style-name="gr56" draw:text-style-name="P11" svg:width="14.599cm" svg:height="6.22cm" svg:x="0.48cm" svg:y="0.086cm">
              <text:p text:style-name="P8"><text:span text:style-name="T11">　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19">
            <draw:custom-shape draw:z-index="48" draw:name="正方形/長方形 8" draw:style-name="gr43" draw:text-style-name="P15" svg:width="8.84cm" svg:height="0.506cm" svg:x="0.225cm" svg:y="0.219cm">
              <text:p/>
              <draw:enhanced-geometry svg:viewBox="0 0 21600 21600" draw:type="non-primitive" draw:enhanced-path="M 0 0 L 21600 0 21600 21600 0 21600 Z N"/>
            </draw:custom-shape>
            <draw:custom-shape draw:z-index="80" draw:name="正方形/長方形 26" draw:style-name="gr44" draw:text-style-name="P22" svg:width="0.488cm" svg:height="0.514cm" svg:x="0.025cm" svg:y="0.072cm">
              <text:p text:style-name="P8"><text:span text:style-name="T9">⑥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18"/>
          <table:table-cell table:style-name="ce36">
            <draw:custom-shape draw:z-index="47" draw:name="正方形/長方形 7" draw:style-name="gr57" draw:text-style-name="P30" svg:width="1.238cm" svg:height="0.493cm" svg:x="0.414cm" svg:y="0.199cm">
              <text:p text:style-name="P23"><text:span text:style-name="T11">戻る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3"/>
          <table:table-cell table:style-name="ce36">
            <draw:custom-shape draw:z-index="71" draw:name="正方形/長方形 1" draw:style-name="gr58" draw:text-style-name="P31" svg:width="1.245cm" svg:height="0.493cm" svg:x="0.113cm" svg:y="0.201cm">
              <text:p text:style-name="P23"><text:span text:style-name="T11">クリア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"/>
          <table:table-cell table:style-name="ce36">
            <draw:custom-shape draw:z-index="53" draw:name="正方形/長方形 107" draw:style-name="gr58" draw:text-style-name="P31" svg:width="1.245cm" svg:height="0.493cm" svg:x="0.361cm" svg:y="0.201cm">
              <text:p text:style-name="P23"><text:span text:style-name="T11">登録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"/>
          <table:table-cell table:style-name="ce20"/>
          <table:table-cell table:style-name="ce9"/>
          <table:table-cell table:number-columns-repeated="7"/>
          <table:table-cell table:style-name="ce6"/>
          <table:table-cell/>
          <table:table-cell office:value-type="string" calcext:value-type="string">
            <text:p>⑧</text:p>
          </table:table-cell>
          <table:table-cell table:style-name="ce77" office:value-type="string" calcext:value-type="string">
            <text:p>クリアボタン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>
            <draw:custom-shape draw:z-index="46" draw:name="正方形/長方形 118" draw:style-name="gr48" draw:text-style-name="P27" svg:width="14.592cm" svg:height="5.465cm" svg:x="0cm" svg:y="0.393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6"/>
          <table:table-cell table:style-name="ce36">
            <draw:custom-shape draw:z-index="86" draw:name="正方形/長方形 199" draw:style-name="gr49" draw:text-style-name="P22" svg:width="0.488cm" svg:height="0.407cm" svg:x="0.197cm" svg:y="0.304cm">
              <text:p text:style-name="P8"><text:span text:style-name="T9">⑩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8"/>
          <table:table-cell table:style-name="ce36">
            <draw:custom-shape draw:z-index="90" draw:name="正方形/長方形 17" draw:style-name="gr49" draw:text-style-name="P22" svg:width="0.488cm" svg:height="0.407cm" svg:x="0.044cm" svg:y="0.329cm">
              <text:p text:style-name="P8"><text:span text:style-name="T9">⑪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4"/>
          <table:table-cell table:style-name="ce36">
            <draw:custom-shape draw:z-index="92" draw:name="正方形/長方形 19" draw:style-name="gr49" draw:text-style-name="P22" svg:width="0.488cm" svg:height="0.407cm" svg:x="0.096cm" svg:y="0.329cm">
              <text:p text:style-name="P8"><text:span text:style-name="T9">⑫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12"/>
          <table:table-cell table:style-name="ce20"/>
          <table:table-cell table:style-name="ce9"/>
          <table:table-cell table:number-columns-repeated="7"/>
          <table:table-cell table:style-name="ce6"/>
          <table:table-cell/>
          <table:table-cell office:value-type="string" calcext:value-type="string">
            <text:p>⑨</text:p>
          </table:table-cell>
          <table:table-cell office:value-type="string" calcext:value-type="string">
            <text:p>登録ボタン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2"/>
          <table:table-cell table:style-name="ce36">
            <draw:custom-shape draw:z-index="60" draw:name="四角形: 角を丸くする 155" draw:style-name="gr59" draw:text-style-name="P32" svg:width="1.225cm" svg:height="0.439cm" svg:x="0.126cm" svg:y="0.002cm">
              <text:p text:style-name="P23"><text:span text:style-name="T11">削除</text:span></text:p>
  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ce36" table:number-columns-repeated="25"/>
          <table:table-cell table:style-name="ce20"/>
          <table:table-cell table:style-name="ce9"/>
          <table:table-cell table:number-columns-repeated="7"/>
          <table:table-cell table:style-name="ce6"/>
          <table:table-cell/>
          <table:table-cell office:value-type="string" calcext:value-type="string">
            <text:p>⑩</text:p>
          </table:table-cell>
          <table:table-cell office:value-type="string" calcext:value-type="string">
            <text:p>削除ボタン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/>
          <table:table-cell table:style-name="ce36">
            <draw:custom-shape draw:z-index="91" draw:name="正方形/長方形 18" draw:style-name="gr49" draw:text-style-name="P22" svg:width="0.488cm" svg:height="0.407cm" svg:x="0.211cm" svg:y="0.402cm">
              <text:p text:style-name="P8"><text:span text:style-name="T9">⑬</text:span></text:p>
              <draw:enhanced-geometry svg:viewBox="0 0 21600 21600" draw:type="non-primitive" draw:enhanced-path="M 0 0 L 21600 0 21600 21600 0 21600 Z N"/>
            </draw:custom-shape>
          </table:table-cell>
          <table:table-cell table:style-name="ce36" table:number-columns-repeated="26"/>
          <table:table-cell table:style-name="ce20"/>
          <table:table-cell table:style-name="ce8" office:value-type="float" office:value="400" calcext:value-type="float">
            <text:p>400</text:p>
          </table:table-cell>
          <table:table-cell table:number-columns-repeated="7"/>
          <table:table-cell table:style-name="ce6"/>
          <table:table-cell/>
          <table:table-cell office:value-type="string" calcext:value-type="string">
            <text:p>⑪</text:p>
          </table:table-cell>
          <table:table-cell office:value-type="string" calcext:value-type="string">
            <text:p>ページ変更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28"/>
          <table:table-cell table:style-name="ce20"/>
          <table:table-cell table:style-name="ce9"/>
          <table:table-cell table:number-columns-repeated="7"/>
          <table:table-cell table:style-name="ce6"/>
          <table:table-cell/>
          <table:table-cell office:value-type="string" calcext:value-type="string">
            <text:p>⑫</text:p>
          </table:table-cell>
          <table:table-cell office:value-type="string" calcext:value-type="string">
            <text:p>件数表示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28"/>
          <table:table-cell table:style-name="ce20"/>
          <table:table-cell table:style-name="ce8"/>
          <table:table-cell table:number-columns-repeated="7"/>
          <table:table-cell table:style-name="ce6"/>
          <table:table-cell/>
          <table:table-cell office:value-type="string" calcext:value-type="string">
            <text:p>⑬</text:p>
          </table:table-cell>
          <table:table-cell office:value-type="string" calcext:value-type="string">
            <text:p>リスト</text:p>
          </table:table-cell>
          <table:table-cell table:number-columns-repeated="11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18"/>
          <table:table-cell table:style-name="ce36">
            <draw:frame draw:z-index="54" draw:name="テキスト ボックス 147" draw:style-name="gr51" draw:text-style-name="P3" svg:width="1.52cm" svg:height="0.305cm" svg:x="0.341cm" svg:y="0.003cm">
              <draw:text-box>
                <text:p/>
              </draw:text-box>
            </draw:frame>
          </table:table-cell>
          <table:table-cell table:style-name="ce36" table:number-columns-repeated="9"/>
          <table:table-cell table:style-name="ce20"/>
          <table:table-cell table:style-name="ce9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18"/>
          <table:table-cell table:style-name="ce36">
            <draw:frame draw:z-index="55" draw:name="テキスト ボックス 148" draw:style-name="gr51" draw:text-style-name="P3" svg:width="1.52cm" svg:height="0.305cm" svg:x="0.341cm" svg:y="0.001cm">
              <draw:text-box>
                <text:p/>
              </draw:text-box>
            </draw:frame>
            <draw:frame draw:z-index="56" draw:name="テキスト ボックス 149" draw:style-name="gr51" draw:text-style-name="P3" svg:width="1.52cm" svg:height="0.31cm" svg:x="0.341cm" svg:y="0.441cm">
              <draw:text-box>
                <text:p/>
              </draw:text-box>
            </draw:frame>
          </table:table-cell>
          <table:table-cell table:style-name="ce36" table:number-columns-repeated="9"/>
          <table:table-cell table:style-name="ce20"/>
          <table:table-cell table:style-name="ce9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18"/>
          <table:table-cell table:style-name="ce36">
            <draw:frame draw:z-index="57" draw:name="テキスト ボックス 150" draw:style-name="gr51" draw:text-style-name="P3" svg:width="1.52cm" svg:height="0.31cm" svg:x="0.341cm" svg:y="0.437cm">
              <draw:text-box>
                <text:p/>
              </draw:text-box>
            </draw:frame>
          </table:table-cell>
          <table:table-cell table:style-name="ce36" table:number-columns-repeated="9"/>
          <table:table-cell table:style-name="ce20"/>
          <table:table-cell table:style-name="ce8" office:value-type="float" office:value="600" calcext:value-type="float">
            <text:p>600</text:p>
          </table:table-cell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28"/>
          <table:table-cell table:style-name="ce20"/>
          <table:table-cell table:style-name="ce5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18"/>
          <table:table-cell table:style-name="ce36">
            <draw:frame draw:z-index="58" draw:name="テキスト ボックス 152" draw:style-name="gr51" draw:text-style-name="P3" svg:width="1.52cm" svg:height="0.31cm" svg:x="0.341cm" svg:y="0.395cm">
              <draw:text-box>
                <text:p/>
              </draw:text-box>
            </draw:frame>
          </table:table-cell>
          <table:table-cell table:style-name="ce36" table:number-columns-repeated="9"/>
          <table:table-cell table:style-name="ce20"/>
          <table:table-cell table:style-name="ce5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28"/>
          <table:table-cell table:style-name="ce20"/>
          <table:table-cell table:style-name="ce5"/>
          <table:table-cell table:style-name="ce83"/>
          <table:table-cell table:number-columns-repeated="6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19"/>
          <table:table-cell table:style-name="ce36" table:number-columns-repeated="28"/>
          <table:table-cell table:style-name="ce20"/>
          <table:table-cell table:style-name="ce5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>
          <table:table-cell table:style-name="ce5"/>
          <table:table-cell table:number-columns-repeated="2"/>
          <table:table-cell table:style-name="ce21"/>
          <table:table-cell table:style-name="ce22" table:number-columns-repeated="28"/>
          <table:table-cell table:style-name="ce23"/>
          <table:table-cell table:style-name="ce5"/>
          <table:table-cell table:number-columns-repeated="7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1" table:number-rows-repeated="2">
          <table:table-cell table:style-name="ce5"/>
          <table:table-cell table:number-columns-repeated="40"/>
          <table:table-cell table:style-name="ce6"/>
          <table:table-cell table:number-columns-repeated="14"/>
          <table:table-cell table:style-name="ce6"/>
          <table:table-cell table:number-columns-repeated="967"/>
        </table:table-row>
        <table:table-row table:style-name="ro4">
          <table:table-cell table:style-name="ce53"/>
          <table:table-cell table:style-name="ce59" table:number-columns-repeated="55"/>
          <table:table-cell table:style-name="ce89"/>
          <table:table-cell table:number-columns-repeated="967"/>
        </table:table-row>
        <table:table-row table:style-name="ro1">
          <table:table-cell table:style-name="ce54"/>
          <table:table-cell table:style-name="ce60" office:value-type="string" calcext:value-type="string">
            <text:p>【画面仕様（共通）】</text:p>
          </table:table-cell>
          <table:table-cell table:style-name="ce60" table:number-columns-repeated="54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本画面を参照できる権限者は『ゲスト』以上と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本画面を参照・操作できる権限者は『総務部』かつ『一般』以上、または『admin』のみと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3">
          <table:table-cell table:style-name="ce54"/>
          <table:table-cell table:style-name="ce61" office:value-type="string" calcext:value-type="string">
            <text:p>・</text:p>
          </table:table-cell>
          <table:table-cell table:style-name="ce77" office:value-type="string" calcext:value-type="string">
            <text:p>参照権限のみ有する場合、入力項目は全て入力不可とし、戻るボタン、ページボタン以外は操作不可とする。</text:p>
          </table:table-cell>
          <table:table-cell table:style-name="Default"/>
          <table:table-cell table:style-name="ce60" table:number-columns-repeated="52"/>
          <table:table-cell table:style-name="ce90"/>
          <table:table-cell table:number-columns-repeated="967"/>
        </table:table-row>
        <table:table-row table:style-name="ro3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参照・操作権限を有する場合、入力項目は全て入力可能とし、全ボタンを操作可能とする。</text:p>
          </table:table-cell>
          <table:table-cell table:style-name="Default"/>
          <table:table-cell table:style-name="ce60" table:number-columns-repeated="52"/>
          <table:table-cell table:style-name="ce90"/>
          <table:table-cell table:number-columns-repeated="967"/>
        </table:table-row>
        <table:table-row table:style-name="ro3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参照・操作権限を有する場合、初期表示時に入力項目の『適用日（FROM)』に自動でシステム年月日を設定する。</text:p>
          </table:table-cell>
          <table:table-cell table:style-name="Default" table:number-columns-repeated="7"/>
          <table:table-cell table:style-name="ce60" table:number-columns-repeated="46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初期表示時に自動でDBを検索し、『所属ID』、『部署名』、『部署名略称』、『所属人数』、『適用日（FROM)』、『適用日（TO)』を一覧表示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/>
          <table:table-cell table:style-name="ce60" office:value-type="string" calcext:value-type="string">
            <text:p>→</text:p>
          </table:table-cell>
          <table:table-cell table:style-name="ce60" office:value-type="string" calcext:value-type="string">
            <text:p>一覧表示のソート順は『適用日（FROM）』、『所属ID』とする。</text:p>
          </table:table-cell>
          <table:table-cell table:style-name="ce60" table:number-columns-repeated="52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登録時、部署名略称に値が存在しない場合、部署名と同名を設定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3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削除時、削除して良いかの確認メッセージ（警告）を表示する。</text:p>
          </table:table-cell>
          <table:table-cell table:style-name="Default" table:number-columns-repeated="4"/>
          <table:table-cell table:style-name="ce60" table:number-columns-repeated="49"/>
          <table:table-cell table:style-name="ce90"/>
          <table:table-cell table:number-columns-repeated="967"/>
        </table:table-row>
        <table:table-row table:style-name="ro3">
          <table:table-cell table:style-name="ce54"/>
          <table:table-cell table:style-name="Default" table:number-columns-repeated="3"/>
          <table:table-cell table:style-name="ce60" table:number-columns-repeated="16"/>
          <table:table-cell table:style-name="ce87"/>
          <table:table-cell table:style-name="ce60" table:number-columns-repeated="35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0" office:value-type="string" calcext:value-type="string">
            <text:p>【画面仕様（エラーチェック）】</text:p>
          </table:table-cell>
          <table:table-cell table:style-name="ce60" table:number-columns-repeated="54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必須項目は入力チェック（validation check）を行う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0"/>
          <table:table-cell table:style-name="ce60" office:value-type="string" calcext:value-type="string">
            <text:p>→</text:p>
          </table:table-cell>
          <table:table-cell table:style-name="ce60" office:value-type="string" calcext:value-type="string">
            <text:p>所属ID、部署名、適用日（FROM）のいずれかに値がない場合、エラーメッセージを表示する。</text:p>
          </table:table-cell>
          <table:table-cell table:style-name="ce60" table:number-columns-repeated="52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登録時、適用日（From）と適用日（TO）両方に値があり、かつ適用日（From）が未来日の場合、エラーメッセージを表示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登録時、部署名略称に値がなく、かつ部署名の文字数が20文字以上の場合、部署名略称を設定する旨のエラーメッセージを表示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登録時、入力した所属IDが重複している場合、エラーメッセージを表示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削除時、チェックボックスのチェックが無い場合、エラーメッセージを表示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1" office:value-type="string" calcext:value-type="string">
            <text:p>・</text:p>
          </table:table-cell>
          <table:table-cell table:style-name="ce60" office:value-type="string" calcext:value-type="string">
            <text:p>削除時、所属人数が 0 人以外の場合、エラーメッセージを表示する。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3">
          <table:table-cell table:style-name="ce54"/>
          <table:table-cell table:style-name="Default"/>
          <table:table-cell table:style-name="ce60" office:value-type="string" calcext:value-type="string">
            <text:p>→</text:p>
          </table:table-cell>
          <table:table-cell table:style-name="ce70" office:value-type="string" calcext:value-type="string">
            <text:p>権限区分が『4：admin』の場合は削除できるものとする。</text:p>
          </table:table-cell>
          <table:table-cell table:style-name="Default" table:number-columns-repeated="3"/>
          <table:table-cell table:style-name="ce60" table:number-columns-repeated="49"/>
          <table:table-cell table:style-name="ce90"/>
          <table:table-cell table:number-columns-repeated="967"/>
        </table:table-row>
        <table:table-row table:style-name="ro3">
          <table:table-cell table:style-name="ce54"/>
          <table:table-cell table:style-name="Default"/>
          <table:table-cell table:style-name="ce60" office:value-type="string" calcext:value-type="string">
            <text:p>→</text:p>
          </table:table-cell>
          <table:table-cell table:style-name="ce77" office:value-type="string" calcext:value-type="string">
            <text:p>上記の場合、所属しているユーザーを全て論理削除する。（該当するデータの削除フラグを1に更新する）</text:p>
          </table:table-cell>
          <table:table-cell table:style-name="Default" table:number-columns-repeated="3"/>
          <table:table-cell table:style-name="ce60" table:number-columns-repeated="49"/>
          <table:table-cell table:style-name="ce90"/>
          <table:table-cell table:number-columns-repeated="967"/>
        </table:table-row>
        <table:table-row table:style-name="ro3">
          <table:table-cell table:style-name="ce54"/>
          <table:table-cell table:style-name="Default" table:number-columns-repeated="6"/>
          <table:table-cell table:style-name="ce60" table:number-columns-repeated="49"/>
          <table:table-cell table:style-name="ce90"/>
          <table:table-cell table:number-columns-repeated="967"/>
        </table:table-row>
        <table:table-row table:style-name="ro1" table:number-rows-repeated="2">
          <table:table-cell table:style-name="ce54"/>
          <table:table-cell table:style-name="ce60" table:number-columns-repeated="55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0" office:value-type="string" calcext:value-type="string">
            <text:p>【使用するDB】</text:p>
          </table:table-cell>
          <table:table-cell table:style-name="ce60" table:number-columns-repeated="54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0" office:value-type="string" calcext:value-type="string">
            <text:p>・</text:p>
          </table:table-cell>
          <table:table-cell table:style-name="ce60" office:value-type="string" calcext:value-type="string">
            <text:p>所属マスタ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>
          <table:table-cell table:style-name="ce54"/>
          <table:table-cell table:style-name="ce60" office:value-type="string" calcext:value-type="string">
            <text:p>・</text:p>
          </table:table-cell>
          <table:table-cell table:style-name="ce60" office:value-type="string" calcext:value-type="string">
            <text:p>ユーザー情報マスタ</text:p>
          </table:table-cell>
          <table:table-cell table:style-name="ce60" table:number-columns-repeated="53"/>
          <table:table-cell table:style-name="ce90"/>
          <table:table-cell table:number-columns-repeated="967"/>
        </table:table-row>
        <table:table-row table:style-name="ro1" table:number-rows-repeated="2">
          <table:table-cell table:style-name="ce54"/>
          <table:table-cell table:style-name="ce60" table:number-columns-repeated="55"/>
          <table:table-cell table:style-name="ce90"/>
          <table:table-cell table:number-columns-repeated="967"/>
        </table:table-row>
        <table:table-row table:style-name="ro1">
          <table:table-cell table:style-name="ce55"/>
          <table:table-cell table:style-name="ce62" table:number-columns-repeated="55"/>
          <table:table-cell table:style-name="ce91"/>
          <table:table-cell table:number-columns-repeated="96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1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2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12">
      <number:text-content/>
      <style:map style:condition="value()&lt;=1.7976931348623157E+308" style:apply-style-name="N112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a32" draw:style="linear" draw:start-color="#ffffff" draw:end-color="#c2c2c2" draw:start-intensity="100%" draw:end-intensity="100%" draw:angle="0deg" draw:border="0%">
      <loext:gradient-stop svg:offset="0" loext:color-type="rgb" loext:color-value="#ffffff"/>
      <loext:gradient-stop svg:offset="1" loext:color-type="rgb" loext:color-value="#c2c2c2"/>
    </draw:gradient>
    <draw:gradient draw:name="a63" draw:style="linear" draw:start-color="#ffffff" draw:end-color="#c2c2c2" draw:start-intensity="100%" draw:end-intensity="100%" draw:angle="0deg" draw:border="0%">
      <loext:gradient-stop svg:offset="0" loext:color-type="rgb" loext:color-value="#ffffff"/>
      <loext:gradient-stop svg:offset="1" loext:color-type="rgb" loext:color-value="#c2c2c2"/>
    </draw:gradient>
    <draw:marker draw:name="線の終点_20_1" draw:display-name="線の終点 1" svg:viewBox="0 0 20 30" svg:d="M10 0l-10 30h20z"/>
    <draw:stroke-dash draw:name="SysDot" draw:style="rect" draw:dots1="1" draw:dots1-length="0.035cm" draw:distance="0.035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00/00/00</text:date>, <text:time style:data-style-name="N2" text:time-value="10:29:17.05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initial-creator>DESKTOP-KI0001</meta:initial-creator>
    <meta:creation-date>2021-12-24T06:51:32Z</meta:creation-date>
    <dc:date>2024-02-26T15:58:52.687000000</dc:date>
    <meta:print-date>2021-12-28T04:57:02Z</meta:print-date>
    <meta:editing-duration>PT18H18S</meta:editing-duration>
    <meta:editing-cycles>22</meta:editing-cycles>
    <meta:document-statistic meta:table-count="2" meta:cell-count="160" meta:object-count="96"/>
  </office:meta>
</office:document-meta>
</file>